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7.82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4.718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5.454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6.02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27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solu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litical Party</text:p>
          </table:table-cell>
          <table:table-cell office:value-type="string" calcext:value-type="string">
            <text:p>Political Orientation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<text:s/>servizi generali delle amministrazioni pubbliche</text:p>
          </table:table-cell>
          <table:table-cell office:value-type="string" calcext:value-type="string">
            <text:p><text:s/>difesa</text:p>
          </table:table-cell>
          <table:table-cell/>
          <table:table-cell office:value-type="string" calcext:value-type="string">
            <text:p><text:s/>ordine pubblico e sicurezza</text:p>
          </table:table-cell>
          <table:table-cell office:value-type="string" calcext:value-type="string">
            <text:p><text:s/>affari economici</text:p>
          </table:table-cell>
          <table:table-cell office:value-type="string" calcext:value-type="string">
            <text:p><text:s/>protezione dell'ambiente</text:p>
          </table:table-cell>
          <table:table-cell office:value-type="string" calcext:value-type="string">
            <text:p><text:s/>abitazioni e assetto del territorio</text:p>
          </table:table-cell>
          <table:table-cell office:value-type="string" calcext:value-type="string">
            <text:p><text:s/>sanità</text:p>
          </table:table-cell>
          <table:table-cell office:value-type="string" calcext:value-type="string">
            <text:p><text:s/>attività ricreative, culturali e di culto</text:p>
          </table:table-cell>
          <table:table-cell office:value-type="string" calcext:value-type="string">
            <text:p><text:s/>istruzione</text:p>
          </table:table-cell>
          <table:table-cell office:value-type="string" calcext:value-type="string">
            <text:p><text:s/>protezione social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ecnico Dini</text:p>
          </table:table-cell>
          <table:table-cell office:value-type="string" calcext:value-type="string">
            <text:p>Center-Left</text:p>
          </table:table-cell>
          <table:table-cell office:value-type="float" office:value="1995" calcext:value-type="float">
            <text:p>1995</text:p>
          </table:table-cell>
          <table:table-cell office:value-type="float" office:value="1.174" calcext:value-type="float">
            <text:p>1,174</text:p>
          </table:table-cell>
          <table:table-cell office:value-type="float" office:value="27082" calcext:value-type="float">
            <text:p>27082</text:p>
          </table:table-cell>
          <table:table-cell office:value-type="float" office:value="12673" calcext:value-type="float">
            <text:p>12673</text:p>
          </table:table-cell>
          <table:table-cell table:formula="of:=([.G2]/([.E2]*1000000))*100" office:value-type="float" office:value="1.07947189097104" calcext:value-type="float">
            <text:p>1,07947189097104</text:p>
          </table:table-cell>
          <table:table-cell office:value-type="float" office:value="18459" calcext:value-type="float">
            <text:p>18459</text:p>
          </table:table-cell>
          <table:table-cell office:value-type="float" office:value="12118" calcext:value-type="float">
            <text:p>12118</text:p>
          </table:table-cell>
          <table:table-cell office:value-type="float" office:value="1440" calcext:value-type="float">
            <text:p>1440</text:p>
          </table:table-cell>
          <table:table-cell office:value-type="float" office:value="3110" calcext:value-type="float">
            <text:p>3110</text:p>
          </table:table-cell>
          <table:table-cell office:value-type="float" office:value="47919" calcext:value-type="float">
            <text:p>47919</text:p>
          </table:table-cell>
          <table:table-cell office:value-type="float" office:value="2823" calcext:value-type="float">
            <text:p>2823</text:p>
          </table:table-cell>
          <table:table-cell office:value-type="float" office:value="39276" calcext:value-type="float">
            <text:p>39276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ecnico Dini <text:s/>/ Ulivo</text:p>
          </table:table-cell>
          <table:table-cell office:value-type="string" calcext:value-type="string">
            <text:p>Center-Left</text:p>
          </table:table-cell>
          <table:table-cell office:value-type="float" office:value="1996" calcext:value-type="float">
            <text:p>1996</text:p>
          </table:table-cell>
          <table:table-cell office:value-type="float" office:value="1.312" calcext:value-type="float">
            <text:p>1,312</text:p>
          </table:table-cell>
          <table:table-cell office:value-type="float" office:value="28948" calcext:value-type="float">
            <text:p>28948</text:p>
          </table:table-cell>
          <table:table-cell office:value-type="float" office:value="12609" calcext:value-type="float">
            <text:p>12609</text:p>
          </table:table-cell>
          <table:table-cell table:formula="of:=([.G3]/([.E3]*1000000))*100" office:value-type="float" office:value="0.961051829268293" calcext:value-type="float">
            <text:p>0,961051829268293</text:p>
          </table:table-cell>
          <table:table-cell office:value-type="float" office:value="20515" calcext:value-type="float">
            <text:p>20515</text:p>
          </table:table-cell>
          <table:table-cell office:value-type="float" office:value="12461" calcext:value-type="float">
            <text:p>12461</text:p>
          </table:table-cell>
          <table:table-cell office:value-type="float" office:value="1504" calcext:value-type="float">
            <text:p>1504</text:p>
          </table:table-cell>
          <table:table-cell office:value-type="float" office:value="3280" calcext:value-type="float">
            <text:p>3280</text:p>
          </table:table-cell>
          <table:table-cell office:value-type="float" office:value="51370" calcext:value-type="float">
            <text:p>51370</text:p>
          </table:table-cell>
          <table:table-cell office:value-type="float" office:value="3121" calcext:value-type="float">
            <text:p>3121</text:p>
          </table:table-cell>
          <table:table-cell office:value-type="float" office:value="42670" calcext:value-type="float">
            <text:p>42670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7" calcext:value-type="float">
            <text:p>1997</text:p>
          </table:table-cell>
          <table:table-cell office:value-type="float" office:value="1.241" calcext:value-type="float">
            <text:p>1,241</text:p>
          </table:table-cell>
          <table:table-cell office:value-type="float" office:value="29525" calcext:value-type="float">
            <text:p>29525</text:p>
          </table:table-cell>
          <table:table-cell office:value-type="float" office:value="12824" calcext:value-type="float">
            <text:p>12824</text:p>
          </table:table-cell>
          <table:table-cell table:formula="of:=([.G4]/([.E4]*1000000))*100" office:value-type="float" office:value="1.03336019339243" calcext:value-type="float">
            <text:p>1,03336019339243</text:p>
          </table:table-cell>
          <table:table-cell office:value-type="float" office:value="21228" calcext:value-type="float">
            <text:p>21228</text:p>
          </table:table-cell>
          <table:table-cell office:value-type="float" office:value="12705" calcext:value-type="float">
            <text:p>12705</text:p>
          </table:table-cell>
          <table:table-cell office:value-type="float" office:value="1622" calcext:value-type="float">
            <text:p>1622</text:p>
          </table:table-cell>
          <table:table-cell office:value-type="float" office:value="3640" calcext:value-type="float">
            <text:p>3640</text:p>
          </table:table-cell>
          <table:table-cell office:value-type="float" office:value="55595" calcext:value-type="float">
            <text:p>55595</text:p>
          </table:table-cell>
          <table:table-cell office:value-type="float" office:value="3291" calcext:value-type="float">
            <text:p>3291</text:p>
          </table:table-cell>
          <table:table-cell office:value-type="float" office:value="44274" calcext:value-type="float">
            <text:p>44274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8" calcext:value-type="float">
            <text:p>1998</text:p>
          </table:table-cell>
          <table:table-cell office:value-type="float" office:value="1.27" calcext:value-type="float">
            <text:p>1,27</text:p>
          </table:table-cell>
          <table:table-cell office:value-type="float" office:value="30300" calcext:value-type="float">
            <text:p>30300</text:p>
          </table:table-cell>
          <table:table-cell office:value-type="float" office:value="12600" calcext:value-type="float">
            <text:p>12600</text:p>
          </table:table-cell>
          <table:table-cell table:formula="of:=([.G5]/([.E5]*1000000))*100" office:value-type="float" office:value="0.992125984251968" calcext:value-type="float">
            <text:p>0,992125984251968</text:p>
          </table:table-cell>
          <table:table-cell office:value-type="float" office:value="22492" calcext:value-type="float">
            <text:p>22492</text:p>
          </table:table-cell>
          <table:table-cell office:value-type="float" office:value="13502" calcext:value-type="float">
            <text:p>13502</text:p>
          </table:table-cell>
          <table:table-cell office:value-type="float" office:value="1825" calcext:value-type="float">
            <text:p>1825</text:p>
          </table:table-cell>
          <table:table-cell office:value-type="float" office:value="3831" calcext:value-type="float">
            <text:p>3831</text:p>
          </table:table-cell>
          <table:table-cell office:value-type="float" office:value="57674" calcext:value-type="float">
            <text:p>57674</text:p>
          </table:table-cell>
          <table:table-cell office:value-type="float" office:value="3236" calcext:value-type="float">
            <text:p>3236</text:p>
          </table:table-cell>
          <table:table-cell office:value-type="float" office:value="45642" calcext:value-type="float">
            <text:p>45642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9" calcext:value-type="float">
            <text:p>1999</text:p>
          </table:table-cell>
          <table:table-cell office:value-type="float" office:value="1.252" calcext:value-type="float">
            <text:p>1,252</text:p>
          </table:table-cell>
          <table:table-cell office:value-type="float" office:value="31541" calcext:value-type="float">
            <text:p>31541</text:p>
          </table:table-cell>
          <table:table-cell office:value-type="float" office:value="12545" calcext:value-type="float">
            <text:p>12545</text:p>
          </table:table-cell>
          <table:table-cell table:formula="of:=([.G6]/([.E6]*1000000))*100" office:value-type="float" office:value="1.00199680511182" calcext:value-type="float">
            <text:p>1,00199680511182</text:p>
          </table:table-cell>
          <table:table-cell office:value-type="float" office:value="22564" calcext:value-type="float">
            <text:p>22564</text:p>
          </table:table-cell>
          <table:table-cell office:value-type="float" office:value="13790" calcext:value-type="float">
            <text:p>13790</text:p>
          </table:table-cell>
          <table:table-cell office:value-type="float" office:value="2268" calcext:value-type="float">
            <text:p>2268</text:p>
          </table:table-cell>
          <table:table-cell office:value-type="float" office:value="3819" calcext:value-type="float">
            <text:p>3819</text:p>
          </table:table-cell>
          <table:table-cell office:value-type="float" office:value="60376" calcext:value-type="float">
            <text:p>60376</text:p>
          </table:table-cell>
          <table:table-cell office:value-type="float" office:value="3267" calcext:value-type="float">
            <text:p>3267</text:p>
          </table:table-cell>
          <table:table-cell office:value-type="float" office:value="46798" calcext:value-type="float">
            <text:p>46798</text:p>
          </table:table-cell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2000" calcext:value-type="float">
            <text:p>2000</text:p>
          </table:table-cell>
          <table:table-cell office:value-type="float" office:value="1.146" calcext:value-type="float">
            <text:p>1,146</text:p>
          </table:table-cell>
          <table:table-cell office:value-type="float" office:value="33468" calcext:value-type="float">
            <text:p>33468</text:p>
          </table:table-cell>
          <table:table-cell office:value-type="float" office:value="13496" calcext:value-type="float">
            <text:p>13496</text:p>
          </table:table-cell>
          <table:table-cell table:formula="of:=([.G7]/([.E7]*1000000))*100" office:value-type="float" office:value="1.17766143106457" calcext:value-type="float">
            <text:p>1,17766143106457</text:p>
          </table:table-cell>
          <table:table-cell office:value-type="float" office:value="23535" calcext:value-type="float">
            <text:p>23535</text:p>
          </table:table-cell>
          <table:table-cell office:value-type="float" office:value="14158" calcext:value-type="float">
            <text:p>14158</text:p>
          </table:table-cell>
          <table:table-cell office:value-type="float" office:value="2452" calcext:value-type="float">
            <text:p>2452</text:p>
          </table:table-cell>
          <table:table-cell office:value-type="float" office:value="3848" calcext:value-type="float">
            <text:p>3848</text:p>
          </table:table-cell>
          <table:table-cell office:value-type="float" office:value="67572" calcext:value-type="float">
            <text:p>67572</text:p>
          </table:table-cell>
          <table:table-cell office:value-type="float" office:value="3490" calcext:value-type="float">
            <text:p>3490</text:p>
          </table:table-cell>
          <table:table-cell office:value-type="float" office:value="48161" calcext:value-type="float">
            <text:p>48161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Ulivo / Forza Italia </text:p>
          </table:table-cell>
          <table:table-cell office:value-type="string" calcext:value-type="string">
            <text:p>Center-Left / Center-Right </text:p>
          </table:table-cell>
          <table:table-cell office:value-type="float" office:value="2001" calcext:value-type="float">
            <text:p>2001</text:p>
          </table:table-cell>
          <table:table-cell office:value-type="float" office:value="1.168" calcext:value-type="float">
            <text:p>1,168</text:p>
          </table:table-cell>
          <table:table-cell office:value-type="float" office:value="37302" calcext:value-type="float">
            <text:p>37302</text:p>
          </table:table-cell>
          <table:table-cell office:value-type="float" office:value="13959" calcext:value-type="float">
            <text:p>13959</text:p>
          </table:table-cell>
          <table:table-cell table:formula="of:=([.G8]/([.E8]*1000000))*100" office:value-type="float" office:value="1.1951198630137" calcext:value-type="float">
            <text:p>1,1951198630137</text:p>
          </table:table-cell>
          <table:table-cell office:value-type="float" office:value="23728" calcext:value-type="float">
            <text:p>23728</text:p>
          </table:table-cell>
          <table:table-cell office:value-type="float" office:value="17987" calcext:value-type="float">
            <text:p>17987</text:p>
          </table:table-cell>
          <table:table-cell office:value-type="float" office:value="2625" calcext:value-type="float">
            <text:p>2625</text:p>
          </table:table-cell>
          <table:table-cell office:value-type="float" office:value="3947" calcext:value-type="float">
            <text:p>3947</text:p>
          </table:table-cell>
          <table:table-cell office:value-type="float" office:value="74601" calcext:value-type="float">
            <text:p>74601</text:p>
          </table:table-cell>
          <table:table-cell office:value-type="float" office:value="3693" calcext:value-type="float">
            <text:p>3693</text:p>
          </table:table-cell>
          <table:table-cell office:value-type="float" office:value="51235" calcext:value-type="float">
            <text:p>51235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2" calcext:value-type="float">
            <text:p>2002</text:p>
          </table:table-cell>
          <table:table-cell office:value-type="float" office:value="1.276" calcext:value-type="float">
            <text:p>1,276</text:p>
          </table:table-cell>
          <table:table-cell office:value-type="float" office:value="39124" calcext:value-type="float">
            <text:p>39124</text:p>
          </table:table-cell>
          <table:table-cell office:value-type="float" office:value="14027" calcext:value-type="float">
            <text:p>14027</text:p>
          </table:table-cell>
          <table:table-cell table:formula="of:=([.G9]/([.E9]*1000000))*100" office:value-type="float" office:value="1.0992946708464" calcext:value-type="float">
            <text:p>1,0992946708464</text:p>
          </table:table-cell>
          <table:table-cell office:value-type="float" office:value="24925" calcext:value-type="float">
            <text:p>24925</text:p>
          </table:table-cell>
          <table:table-cell office:value-type="float" office:value="18444" calcext:value-type="float">
            <text:p>18444</text:p>
          </table:table-cell>
          <table:table-cell office:value-type="float" office:value="2806" calcext:value-type="float">
            <text:p>2806</text:p>
          </table:table-cell>
          <table:table-cell office:value-type="float" office:value="4010" calcext:value-type="float">
            <text:p>4010</text:p>
          </table:table-cell>
          <table:table-cell office:value-type="float" office:value="79024" calcext:value-type="float">
            <text:p>79024</text:p>
          </table:table-cell>
          <table:table-cell office:value-type="float" office:value="3905" calcext:value-type="float">
            <text:p>3905</text:p>
          </table:table-cell>
          <table:table-cell office:value-type="float" office:value="52740" calcext:value-type="float">
            <text:p>52740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3" calcext:value-type="float">
            <text:p>2003</text:p>
          </table:table-cell>
          <table:table-cell office:value-type="float" office:value="1.577" calcext:value-type="float">
            <text:p>1,577</text:p>
          </table:table-cell>
          <table:table-cell office:value-type="float" office:value="42231" calcext:value-type="float">
            <text:p>42231</text:p>
          </table:table-cell>
          <table:table-cell office:value-type="float" office:value="16480" calcext:value-type="float">
            <text:p>16480</text:p>
          </table:table-cell>
          <table:table-cell table:formula="of:=([.G10]/([.E10]*1000000))*100" office:value-type="float" office:value="1.04502219403932" calcext:value-type="float">
            <text:p>1,04502219403932</text:p>
          </table:table-cell>
          <table:table-cell office:value-type="float" office:value="26703" calcext:value-type="float">
            <text:p>26703</text:p>
          </table:table-cell>
          <table:table-cell office:value-type="float" office:value="18857" calcext:value-type="float">
            <text:p>18857</text:p>
          </table:table-cell>
          <table:table-cell office:value-type="float" office:value="3038" calcext:value-type="float">
            <text:p>3038</text:p>
          </table:table-cell>
          <table:table-cell office:value-type="float" office:value="4137" calcext:value-type="float">
            <text:p>4137</text:p>
          </table:table-cell>
          <table:table-cell office:value-type="float" office:value="81625" calcext:value-type="float">
            <text:p>81625</text:p>
          </table:table-cell>
          <table:table-cell office:value-type="float" office:value="4018" calcext:value-type="float">
            <text:p>4018</text:p>
          </table:table-cell>
          <table:table-cell office:value-type="float" office:value="55510" calcext:value-type="float">
            <text:p>55510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4" calcext:value-type="float">
            <text:p>2004</text:p>
          </table:table-cell>
          <table:table-cell office:value-type="float" office:value="1.806" calcext:value-type="float">
            <text:p>1,806</text:p>
          </table:table-cell>
          <table:table-cell office:value-type="float" office:value="44702" calcext:value-type="float">
            <text:p>44702</text:p>
          </table:table-cell>
          <table:table-cell office:value-type="float" office:value="17587" calcext:value-type="float">
            <text:p>17587</text:p>
          </table:table-cell>
          <table:table-cell table:formula="of:=([.G11]/([.E11]*1000000))*100" office:value-type="float" office:value="0.973809523809524" calcext:value-type="float">
            <text:p>0,973809523809524</text:p>
          </table:table-cell>
          <table:table-cell office:value-type="float" office:value="27326" calcext:value-type="float">
            <text:p>27326</text:p>
          </table:table-cell>
          <table:table-cell office:value-type="float" office:value="20205" calcext:value-type="float">
            <text:p>20205</text:p>
          </table:table-cell>
          <table:table-cell office:value-type="float" office:value="3146" calcext:value-type="float">
            <text:p>3146</text:p>
          </table:table-cell>
          <table:table-cell office:value-type="float" office:value="4338" calcext:value-type="float">
            <text:p>4338</text:p>
          </table:table-cell>
          <table:table-cell office:value-type="float" office:value="89770" calcext:value-type="float">
            <text:p>89770</text:p>
          </table:table-cell>
          <table:table-cell office:value-type="float" office:value="4179" calcext:value-type="float">
            <text:p>4179</text:p>
          </table:table-cell>
          <table:table-cell office:value-type="float" office:value="54451" calcext:value-type="float">
            <text:p>54451</text:p>
          </table:table-cell>
          <table:table-cell office:value-type="float" office:value="12551" calcext:value-type="float">
            <text:p>1255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5" calcext:value-type="float">
            <text:p>2005</text:p>
          </table:table-cell>
          <table:table-cell office:value-type="float" office:value="1.858" calcext:value-type="float">
            <text:p>1,858</text:p>
          </table:table-cell>
          <table:table-cell office:value-type="float" office:value="46036" calcext:value-type="float">
            <text:p>46036</text:p>
          </table:table-cell>
          <table:table-cell office:value-type="float" office:value="18422" calcext:value-type="float">
            <text:p>18422</text:p>
          </table:table-cell>
          <table:table-cell table:formula="of:=([.G12]/([.E12]*1000000))*100" office:value-type="float" office:value="0.991496232508073" calcext:value-type="float">
            <text:p>0,991496232508073</text:p>
          </table:table-cell>
          <table:table-cell office:value-type="float" office:value="27851" calcext:value-type="float">
            <text:p>27851</text:p>
          </table:table-cell>
          <table:table-cell office:value-type="float" office:value="21651" calcext:value-type="float">
            <text:p>21651</text:p>
          </table:table-cell>
          <table:table-cell office:value-type="float" office:value="3348" calcext:value-type="float">
            <text:p>3348</text:p>
          </table:table-cell>
          <table:table-cell office:value-type="float" office:value="4447" calcext:value-type="float">
            <text:p>4447</text:p>
          </table:table-cell>
          <table:table-cell office:value-type="float" office:value="95776" calcext:value-type="float">
            <text:p>95776</text:p>
          </table:table-cell>
          <table:table-cell office:value-type="float" office:value="4484" calcext:value-type="float">
            <text:p>4484</text:p>
          </table:table-cell>
          <table:table-cell office:value-type="float" office:value="58237" calcext:value-type="float">
            <text:p>58237</text:p>
          </table:table-cell>
          <table:table-cell office:value-type="float" office:value="12717" calcext:value-type="float">
            <text:p>127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za Italia / Unione</text:p>
          </table:table-cell>
          <table:table-cell office:value-type="string" calcext:value-type="string">
            <text:p>Center-Right / Center-Left</text:p>
          </table:table-cell>
          <table:table-cell office:value-type="float" office:value="2006" calcext:value-type="float">
            <text:p>2006</text:p>
          </table:table-cell>
          <table:table-cell office:value-type="float" office:value="1.949" calcext:value-type="float">
            <text:p>1,949</text:p>
          </table:table-cell>
          <table:table-cell office:value-type="float" office:value="47698" calcext:value-type="float">
            <text:p>47698</text:p>
          </table:table-cell>
          <table:table-cell office:value-type="float" office:value="18442" calcext:value-type="float">
            <text:p>18442</text:p>
          </table:table-cell>
          <table:table-cell table:formula="of:=([.G13]/([.E13]*1000000))*100" office:value-type="float" office:value="0.946228835300154" calcext:value-type="float">
            <text:p>0,946228835300154</text:p>
          </table:table-cell>
          <table:table-cell office:value-type="float" office:value="27605" calcext:value-type="float">
            <text:p>27605</text:p>
          </table:table-cell>
          <table:table-cell office:value-type="float" office:value="21857" calcext:value-type="float">
            <text:p>21857</text:p>
          </table:table-cell>
          <table:table-cell office:value-type="float" office:value="3480" calcext:value-type="float">
            <text:p>3480</text:p>
          </table:table-cell>
          <table:table-cell office:value-type="float" office:value="4679" calcext:value-type="float">
            <text:p>4679</text:p>
          </table:table-cell>
          <table:table-cell office:value-type="float" office:value="100978" calcext:value-type="float">
            <text:p>100978</text:p>
          </table:table-cell>
          <table:table-cell office:value-type="float" office:value="4351" calcext:value-type="float">
            <text:p>4351</text:p>
          </table:table-cell>
          <table:table-cell office:value-type="float" office:value="59571" calcext:value-type="float">
            <text:p>59571</text:p>
          </table:table-cell>
          <table:table-cell office:value-type="float" office:value="13861" calcext:value-type="float">
            <text:p>138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Unione</text:p>
          </table:table-cell>
          <table:table-cell office:value-type="string" calcext:value-type="string">
            <text:p>Center-Left</text:p>
          </table:table-cell>
          <table:table-cell office:value-type="float" office:value="2007" calcext:value-type="float">
            <text:p>2007</text:p>
          </table:table-cell>
          <table:table-cell office:value-type="float" office:value="2.213" calcext:value-type="float">
            <text:p>2,213</text:p>
          </table:table-cell>
          <table:table-cell office:value-type="float" office:value="46103" calcext:value-type="float">
            <text:p>46103</text:p>
          </table:table-cell>
          <table:table-cell office:value-type="float" office:value="18780" calcext:value-type="float">
            <text:p>18780</text:p>
          </table:table-cell>
          <table:table-cell table:formula="of:=([.G14]/([.E14]*1000000))*100" office:value-type="float" office:value="0.848621780388613" calcext:value-type="float">
            <text:p>0,848621780388613</text:p>
          </table:table-cell>
          <table:table-cell office:value-type="float" office:value="27915" calcext:value-type="float">
            <text:p>27915</text:p>
          </table:table-cell>
          <table:table-cell office:value-type="float" office:value="22862" calcext:value-type="float">
            <text:p>22862</text:p>
          </table:table-cell>
          <table:table-cell office:value-type="float" office:value="3794" calcext:value-type="float">
            <text:p>3794</text:p>
          </table:table-cell>
          <table:table-cell office:value-type="float" office:value="5183" calcext:value-type="float">
            <text:p>5183</text:p>
          </table:table-cell>
          <table:table-cell office:value-type="float" office:value="101011" calcext:value-type="float">
            <text:p>101011</text:p>
          </table:table-cell>
          <table:table-cell office:value-type="float" office:value="4738" calcext:value-type="float">
            <text:p>4738</text:p>
          </table:table-cell>
          <table:table-cell office:value-type="float" office:value="62496" calcext:value-type="float">
            <text:p>6249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Unione / Forza Italia</text:p>
          </table:table-cell>
          <table:table-cell office:value-type="string" calcext:value-type="string">
            <text:p>Center-Left / Center-Right</text:p>
          </table:table-cell>
          <table:table-cell office:value-type="float" office:value="2008" calcext:value-type="float">
            <text:p>2008</text:p>
          </table:table-cell>
          <table:table-cell office:value-type="float" office:value="2.408" calcext:value-type="float">
            <text:p>2,408</text:p>
          </table:table-cell>
          <table:table-cell office:value-type="float" office:value="49128" calcext:value-type="float">
            <text:p>49128</text:p>
          </table:table-cell>
          <table:table-cell office:value-type="float" office:value="20111" calcext:value-type="float">
            <text:p>20111</text:p>
          </table:table-cell>
          <table:table-cell table:formula="of:=([.G15]/([.E15]*1000000))*100" office:value-type="float" office:value="0.835174418604651" calcext:value-type="float">
            <text:p>0,835174418604651</text:p>
          </table:table-cell>
          <table:table-cell office:value-type="float" office:value="27877" calcext:value-type="float">
            <text:p>27877</text:p>
          </table:table-cell>
          <table:table-cell office:value-type="float" office:value="24238" calcext:value-type="float">
            <text:p>24238</text:p>
          </table:table-cell>
          <table:table-cell office:value-type="float" office:value="4164" calcext:value-type="float">
            <text:p>4164</text:p>
          </table:table-cell>
          <table:table-cell office:value-type="float" office:value="5644" calcext:value-type="float">
            <text:p>5644</text:p>
          </table:table-cell>
          <table:table-cell office:value-type="float" office:value="107655" calcext:value-type="float">
            <text:p>107655</text:p>
          </table:table-cell>
          <table:table-cell office:value-type="float" office:value="4991" calcext:value-type="float">
            <text:p>4991</text:p>
          </table:table-cell>
          <table:table-cell office:value-type="float" office:value="61508" calcext:value-type="float">
            <text:p>61508</text:p>
          </table:table-cell>
          <table:table-cell office:value-type="float" office:value="15017" calcext:value-type="float">
            <text:p>150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9" calcext:value-type="float">
            <text:p>2009</text:p>
          </table:table-cell>
          <table:table-cell office:value-type="float" office:value="2.199" calcext:value-type="float">
            <text:p>2,199</text:p>
          </table:table-cell>
          <table:table-cell office:value-type="float" office:value="49723" calcext:value-type="float">
            <text:p>49723</text:p>
          </table:table-cell>
          <table:table-cell office:value-type="float" office:value="19709" calcext:value-type="float">
            <text:p>19709</text:p>
          </table:table-cell>
          <table:table-cell table:formula="of:=([.G16]/([.E16]*1000000))*100" office:value-type="float" office:value="0.896271032287403" calcext:value-type="float">
            <text:p>0,896271032287403</text:p>
          </table:table-cell>
          <table:table-cell office:value-type="float" office:value="30071" calcext:value-type="float">
            <text:p>30071</text:p>
          </table:table-cell>
          <table:table-cell office:value-type="float" office:value="23669" calcext:value-type="float">
            <text:p>23669</text:p>
          </table:table-cell>
          <table:table-cell office:value-type="float" office:value="4282" calcext:value-type="float">
            <text:p>4282</text:p>
          </table:table-cell>
          <table:table-cell office:value-type="float" office:value="5742" calcext:value-type="float">
            <text:p>5742</text:p>
          </table:table-cell>
          <table:table-cell office:value-type="float" office:value="109156" calcext:value-type="float">
            <text:p>109156</text:p>
          </table:table-cell>
          <table:table-cell office:value-type="float" office:value="4846" calcext:value-type="float">
            <text:p>4846</text:p>
          </table:table-cell>
          <table:table-cell office:value-type="float" office:value="62725" calcext:value-type="float">
            <text:p>62725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10" calcext:value-type="float">
            <text:p>2010</text:p>
          </table:table-cell>
          <table:table-cell office:value-type="float" office:value="2.136" calcext:value-type="float">
            <text:p>2,136</text:p>
          </table:table-cell>
          <table:table-cell office:value-type="float" office:value="50046" calcext:value-type="float">
            <text:p>50046</text:p>
          </table:table-cell>
          <table:table-cell office:value-type="float" office:value="20232" calcext:value-type="float">
            <text:p>20232</text:p>
          </table:table-cell>
          <table:table-cell table:formula="of:=([.G17]/([.E17]*1000000))*100" office:value-type="float" office:value="0.947191011235955" calcext:value-type="float">
            <text:p>0,947191011235955</text:p>
          </table:table-cell>
          <table:table-cell office:value-type="float" office:value="30694" calcext:value-type="float">
            <text:p>30694</text:p>
          </table:table-cell>
          <table:table-cell office:value-type="float" office:value="24663" calcext:value-type="float">
            <text:p>24663</text:p>
          </table:table-cell>
          <table:table-cell office:value-type="float" office:value="4463" calcext:value-type="float">
            <text:p>4463</text:p>
          </table:table-cell>
          <table:table-cell office:value-type="float" office:value="6135" calcext:value-type="float">
            <text:p>6135</text:p>
          </table:table-cell>
          <table:table-cell office:value-type="float" office:value="111741" calcext:value-type="float">
            <text:p>111741</text:p>
          </table:table-cell>
          <table:table-cell office:value-type="float" office:value="4766" calcext:value-type="float">
            <text:p>4766</text:p>
          </table:table-cell>
          <table:table-cell office:value-type="float" office:value="61816" calcext:value-type="float">
            <text:p>61816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11" calcext:value-type="float">
            <text:p>2011</text:p>
          </table:table-cell>
          <table:table-cell office:value-type="float" office:value="2.294" calcext:value-type="float">
            <text:p>2,294</text:p>
          </table:table-cell>
          <table:table-cell office:value-type="float" office:value="48552" calcext:value-type="float">
            <text:p>48552</text:p>
          </table:table-cell>
          <table:table-cell office:value-type="float" office:value="20391" calcext:value-type="float">
            <text:p>20391</text:p>
          </table:table-cell>
          <table:table-cell table:formula="of:=([.G18]/([.E18]*1000000))*100" office:value-type="float" office:value="0.888884045335658" calcext:value-type="float">
            <text:p>0,888884045335658</text:p>
          </table:table-cell>
          <table:table-cell office:value-type="float" office:value="31325" calcext:value-type="float">
            <text:p>31325</text:p>
          </table:table-cell>
          <table:table-cell office:value-type="float" office:value="25463" calcext:value-type="float">
            <text:p>25463</text:p>
          </table:table-cell>
          <table:table-cell office:value-type="float" office:value="4383" calcext:value-type="float">
            <text:p>4383</text:p>
          </table:table-cell>
          <table:table-cell office:value-type="float" office:value="6250" calcext:value-type="float">
            <text:p>6250</text:p>
          </table:table-cell>
          <table:table-cell office:value-type="float" office:value="110916" calcext:value-type="float">
            <text:p>110916</text:p>
          </table:table-cell>
          <table:table-cell office:value-type="float" office:value="4644" calcext:value-type="float">
            <text:p>4644</text:p>
          </table:table-cell>
          <table:table-cell office:value-type="float" office:value="59158" calcext:value-type="float">
            <text:p>59158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ecnico Monti</text:p>
          </table:table-cell>
          <table:table-cell office:value-type="string" calcext:value-type="string">
            <text:p>Centro</text:p>
          </table:table-cell>
          <table:table-cell office:value-type="float" office:value="2012" calcext:value-type="float">
            <text:p>2012</text:p>
          </table:table-cell>
          <table:table-cell office:value-type="float" office:value="2.086" calcext:value-type="float">
            <text:p>2,086</text:p>
          </table:table-cell>
          <table:table-cell office:value-type="float" office:value="48243" calcext:value-type="float">
            <text:p>48243</text:p>
          </table:table-cell>
          <table:table-cell office:value-type="float" office:value="20555" calcext:value-type="float">
            <text:p>20555</text:p>
          </table:table-cell>
          <table:table-cell table:formula="of:=([.G19]/([.E19]*1000000))*100" office:value-type="float" office:value="0.985378715244487" calcext:value-type="float">
            <text:p>0,985378715244487</text:p>
          </table:table-cell>
          <table:table-cell office:value-type="float" office:value="29850" calcext:value-type="float">
            <text:p>29850</text:p>
          </table:table-cell>
          <table:table-cell office:value-type="float" office:value="24421" calcext:value-type="float">
            <text:p>24421</text:p>
          </table:table-cell>
          <table:table-cell office:value-type="float" office:value="4345" calcext:value-type="float">
            <text:p>4345</text:p>
          </table:table-cell>
          <table:table-cell office:value-type="float" office:value="6566" calcext:value-type="float">
            <text:p>6566</text:p>
          </table:table-cell>
          <table:table-cell office:value-type="float" office:value="109220" calcext:value-type="float">
            <text:p>109220</text:p>
          </table:table-cell>
          <table:table-cell office:value-type="float" office:value="4387" calcext:value-type="float">
            <text:p>4387</text:p>
          </table:table-cell>
          <table:table-cell office:value-type="float" office:value="58680" calcext:value-type="float">
            <text:p>58680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cnico Monti / PD</text:p>
          </table:table-cell>
          <table:table-cell office:value-type="string" calcext:value-type="string">
            <text:p>Centro / Center-Left</text:p>
          </table:table-cell>
          <table:table-cell office:value-type="float" office:value="2013" calcext:value-type="float">
            <text:p>2013</text:p>
          </table:table-cell>
          <table:table-cell office:value-type="float" office:value="2.141" calcext:value-type="float">
            <text:p>2,141</text:p>
          </table:table-cell>
          <table:table-cell office:value-type="float" office:value="48762" calcext:value-type="float">
            <text:p>48762</text:p>
          </table:table-cell>
          <table:table-cell office:value-type="float" office:value="19913" calcext:value-type="float">
            <text:p>19913</text:p>
          </table:table-cell>
          <table:table-cell table:formula="of:=([.G20]/([.E20]*1000000))*100" office:value-type="float" office:value="0.930079402148529" calcext:value-type="float">
            <text:p>0,930079402148529</text:p>
          </table:table-cell>
          <table:table-cell office:value-type="float" office:value="30068" calcext:value-type="float">
            <text:p>30068</text:p>
          </table:table-cell>
          <table:table-cell office:value-type="float" office:value="24097" calcext:value-type="float">
            <text:p>24097</text:p>
          </table:table-cell>
          <table:table-cell office:value-type="float" office:value="4026" calcext:value-type="float">
            <text:p>4026</text:p>
          </table:table-cell>
          <table:table-cell office:value-type="float" office:value="6173" calcext:value-type="float">
            <text:p>6173</text:p>
          </table:table-cell>
          <table:table-cell office:value-type="float" office:value="108245" calcext:value-type="float">
            <text:p>108245</text:p>
          </table:table-cell>
          <table:table-cell office:value-type="float" office:value="4337" calcext:value-type="float">
            <text:p>4337</text:p>
          </table:table-cell>
          <table:table-cell office:value-type="float" office:value="58628" calcext:value-type="float">
            <text:p>58628</text:p>
          </table:table-cell>
          <table:table-cell office:value-type="float" office:value="15192" calcext:value-type="float">
            <text:p>1519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4" calcext:value-type="float">
            <text:p>2014</text:p>
          </table:table-cell>
          <table:table-cell office:value-type="float" office:value="2.162" calcext:value-type="float">
            <text:p>2,162</text:p>
          </table:table-cell>
          <table:table-cell office:value-type="float" office:value="47706" calcext:value-type="float">
            <text:p>47706</text:p>
          </table:table-cell>
          <table:table-cell office:value-type="float" office:value="19365" calcext:value-type="float">
            <text:p>19365</text:p>
          </table:table-cell>
          <table:table-cell table:formula="of:=([.G21]/([.E21]*1000000))*100" office:value-type="float" office:value="0.895698427382054" calcext:value-type="float">
            <text:p>0,895698427382054</text:p>
          </table:table-cell>
          <table:table-cell office:value-type="float" office:value="29835" calcext:value-type="float">
            <text:p>29835</text:p>
          </table:table-cell>
          <table:table-cell office:value-type="float" office:value="23386" calcext:value-type="float">
            <text:p>23386</text:p>
          </table:table-cell>
          <table:table-cell office:value-type="float" office:value="3865" calcext:value-type="float">
            <text:p>3865</text:p>
          </table:table-cell>
          <table:table-cell office:value-type="float" office:value="6041" calcext:value-type="float">
            <text:p>6041</text:p>
          </table:table-cell>
          <table:table-cell office:value-type="float" office:value="109865" calcext:value-type="float">
            <text:p>109865</text:p>
          </table:table-cell>
          <table:table-cell office:value-type="float" office:value="4489" calcext:value-type="float">
            <text:p>4489</text:p>
          </table:table-cell>
          <table:table-cell office:value-type="float" office:value="58636" calcext:value-type="float">
            <text:p>58636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5" calcext:value-type="float">
            <text:p>2015</text:p>
          </table:table-cell>
          <table:table-cell office:value-type="float" office:value="1.836" calcext:value-type="float">
            <text:p>1,836</text:p>
          </table:table-cell>
          <table:table-cell office:value-type="float" office:value="45003" calcext:value-type="float">
            <text:p>45003</text:p>
          </table:table-cell>
          <table:table-cell office:value-type="float" office:value="19523" calcext:value-type="float">
            <text:p>19523</text:p>
          </table:table-cell>
          <table:table-cell table:formula="of:=([.G22]/([.E22]*1000000))*100" office:value-type="float" office:value="1.06334422657952" calcext:value-type="float">
            <text:p>1,06334422657952</text:p>
          </table:table-cell>
          <table:table-cell office:value-type="float" office:value="30332" calcext:value-type="float">
            <text:p>30332</text:p>
          </table:table-cell>
          <table:table-cell office:value-type="float" office:value="23886" calcext:value-type="float">
            <text:p>23886</text:p>
          </table:table-cell>
          <table:table-cell office:value-type="float" office:value="3887" calcext:value-type="float">
            <text:p>3887</text:p>
          </table:table-cell>
          <table:table-cell office:value-type="float" office:value="5746" calcext:value-type="float">
            <text:p>5746</text:p>
          </table:table-cell>
          <table:table-cell office:value-type="float" office:value="110144" calcext:value-type="float">
            <text:p>110144</text:p>
          </table:table-cell>
          <table:table-cell office:value-type="float" office:value="4841" calcext:value-type="float">
            <text:p>4841</text:p>
          </table:table-cell>
          <table:table-cell office:value-type="float" office:value="58175" calcext:value-type="float">
            <text:p>58175</text:p>
          </table:table-cell>
          <table:table-cell office:value-type="float" office:value="14807" calcext:value-type="float">
            <text:p>148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6" calcext:value-type="float">
            <text:p>2016</text:p>
          </table:table-cell>
          <table:table-cell office:value-type="float" office:value="1.877" calcext:value-type="float">
            <text:p>1,877</text:p>
          </table:table-cell>
          <table:table-cell office:value-type="float" office:value="43199" calcext:value-type="float">
            <text:p>43199</text:p>
          </table:table-cell>
          <table:table-cell office:value-type="float" office:value="20329" calcext:value-type="float">
            <text:p>20329</text:p>
          </table:table-cell>
          <table:table-cell table:formula="of:=([.G23]/([.E23]*1000000))*100" office:value-type="float" office:value="1.08305807139052" calcext:value-type="float">
            <text:p>1,08305807139052</text:p>
          </table:table-cell>
          <table:table-cell office:value-type="float" office:value="30543" calcext:value-type="float">
            <text:p>30543</text:p>
          </table:table-cell>
          <table:table-cell office:value-type="float" office:value="24698" calcext:value-type="float">
            <text:p>24698</text:p>
          </table:table-cell>
          <table:table-cell office:value-type="float" office:value="5630" calcext:value-type="float">
            <text:p>5630</text:p>
          </table:table-cell>
          <table:table-cell office:value-type="float" office:value="6506" calcext:value-type="float">
            <text:p>6506</text:p>
          </table:table-cell>
          <table:table-cell office:value-type="float" office:value="111035" calcext:value-type="float">
            <text:p>111035</text:p>
          </table:table-cell>
          <table:table-cell office:value-type="float" office:value="6980" calcext:value-type="float">
            <text:p>6980</text:p>
          </table:table-cell>
          <table:table-cell office:value-type="float" office:value="58584" calcext:value-type="float">
            <text:p>58584</text:p>
          </table:table-cell>
          <table:table-cell office:value-type="float" office:value="15146" calcext:value-type="float">
            <text:p>151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7" calcext:value-type="float">
            <text:p>2017</text:p>
          </table:table-cell>
          <table:table-cell office:value-type="float" office:value="1.961" calcext:value-type="float">
            <text:p>1,961</text:p>
          </table:table-cell>
          <table:table-cell office:value-type="float" office:value="42883" calcext:value-type="float">
            <text:p>42883</text:p>
          </table:table-cell>
          <table:table-cell office:value-type="float" office:value="21082" calcext:value-type="float">
            <text:p>21082</text:p>
          </table:table-cell>
          <table:table-cell table:formula="of:=([.G24]/([.E24]*1000000))*100" office:value-type="float" office:value="1.07506374298827" calcext:value-type="float">
            <text:p>1,07506374298827</text:p>
          </table:table-cell>
          <table:table-cell office:value-type="float" office:value="31161" calcext:value-type="float">
            <text:p>31161</text:p>
          </table:table-cell>
          <table:table-cell office:value-type="float" office:value="25255" calcext:value-type="float">
            <text:p>25255</text:p>
          </table:table-cell>
          <table:table-cell office:value-type="float" office:value="5789" calcext:value-type="float">
            <text:p>5789</text:p>
          </table:table-cell>
          <table:table-cell office:value-type="float" office:value="6694" calcext:value-type="float">
            <text:p>6694</text:p>
          </table:table-cell>
          <table:table-cell office:value-type="float" office:value="112071" calcext:value-type="float">
            <text:p>112071</text:p>
          </table:table-cell>
          <table:table-cell office:value-type="float" office:value="6770" calcext:value-type="float">
            <text:p>6770</text:p>
          </table:table-cell>
          <table:table-cell office:value-type="float" office:value="60058" calcext:value-type="float">
            <text:p>60058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D / M5S e Lega</text:p>
          </table:table-cell>
          <table:table-cell office:value-type="string" calcext:value-type="string">
            <text:p>Center-Left / Center-Right</text:p>
          </table:table-cell>
          <table:table-cell office:value-type="float" office:value="2018" calcext:value-type="float">
            <text:p>2018</text:p>
          </table:table-cell>
          <table:table-cell office:value-type="float" office:value="2.091" calcext:value-type="float">
            <text:p>2,091</text:p>
          </table:table-cell>
          <table:table-cell office:value-type="float" office:value="43952" calcext:value-type="float">
            <text:p>43952</text:p>
          </table:table-cell>
          <table:table-cell office:value-type="float" office:value="21574" calcext:value-type="float">
            <text:p>21574</text:p>
          </table:table-cell>
          <table:table-cell table:formula="of:=([.G25]/([.E25]*1000000))*100" office:value-type="float" office:value="1.03175514108082" calcext:value-type="float">
            <text:p>1,03175514108082</text:p>
          </table:table-cell>
          <table:table-cell office:value-type="float" office:value="32399" calcext:value-type="float">
            <text:p>32399</text:p>
          </table:table-cell>
          <table:table-cell office:value-type="float" office:value="25627" calcext:value-type="float">
            <text:p>25627</text:p>
          </table:table-cell>
          <table:table-cell office:value-type="float" office:value="5306" calcext:value-type="float">
            <text:p>5306</text:p>
          </table:table-cell>
          <table:table-cell office:value-type="float" office:value="6715" calcext:value-type="float">
            <text:p>6715</text:p>
          </table:table-cell>
          <table:table-cell office:value-type="float" office:value="114558" calcext:value-type="float">
            <text:p>114558</text:p>
          </table:table-cell>
          <table:table-cell office:value-type="float" office:value="6814" calcext:value-type="float">
            <text:p>6814</text:p>
          </table:table-cell>
          <table:table-cell office:value-type="float" office:value="62054" calcext:value-type="float">
            <text:p>62054</text:p>
          </table:table-cell>
          <table:table-cell office:value-type="float" office:value="15455" calcext:value-type="float">
            <text:p>1545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5S e Lega / M5S e PD</text:p>
          </table:table-cell>
          <table:table-cell office:value-type="string" calcext:value-type="string">
            <text:p>Center-Right / Center-Left</text:p>
          </table:table-cell>
          <table:table-cell office:value-type="float" office:value="2019" calcext:value-type="float">
            <text:p>2019</text:p>
          </table:table-cell>
          <table:table-cell office:value-type="float" office:value="2.011" calcext:value-type="float">
            <text:p>2,011</text:p>
          </table:table-cell>
          <table:table-cell office:value-type="float" office:value="42376" calcext:value-type="float">
            <text:p>42376</text:p>
          </table:table-cell>
          <table:table-cell office:value-type="float" office:value="21174" calcext:value-type="float">
            <text:p>21174</text:p>
          </table:table-cell>
          <table:table-cell table:formula="of:=([.G26]/([.E26]*1000000))*100" office:value-type="float" office:value="1.05290900049726" calcext:value-type="float">
            <text:p>1,05290900049726</text:p>
          </table:table-cell>
          <table:table-cell office:value-type="float" office:value="32733" calcext:value-type="float">
            <text:p>32733</text:p>
          </table:table-cell>
          <table:table-cell office:value-type="float" office:value="26157" calcext:value-type="float">
            <text:p>26157</text:p>
          </table:table-cell>
          <table:table-cell office:value-type="float" office:value="5647" calcext:value-type="float">
            <text:p>5647</text:p>
          </table:table-cell>
          <table:table-cell office:value-type="float" office:value="6755" calcext:value-type="float">
            <text:p>6755</text:p>
          </table:table-cell>
          <table:table-cell office:value-type="float" office:value="115670" calcext:value-type="float">
            <text:p>115670</text:p>
          </table:table-cell>
          <table:table-cell office:value-type="float" office:value="6743" calcext:value-type="float">
            <text:p>6743</text:p>
          </table:table-cell>
          <table:table-cell office:value-type="float" office:value="62389" calcext:value-type="float">
            <text:p>62389</text:p>
          </table:table-cell>
          <table:table-cell office:value-type="float" office:value="14868" calcext:value-type="float">
            <text:p>1486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5S e PD</text:p>
          </table:table-cell>
          <table:table-cell office:value-type="string" calcext:value-type="string">
            <text:p>Center-Left</text:p>
          </table:table-cell>
          <table:table-cell office:value-type="float" office:value="2020" calcext:value-type="float">
            <text:p>2020</text:p>
          </table:table-cell>
          <table:table-cell office:value-type="float" office:value="1.897" calcext:value-type="float">
            <text:p>1,897</text:p>
          </table:table-cell>
          <table:table-cell office:value-type="float" office:value="43004" calcext:value-type="float">
            <text:p>43004</text:p>
          </table:table-cell>
          <table:table-cell office:value-type="float" office:value="21705" calcext:value-type="float">
            <text:p>21705</text:p>
          </table:table-cell>
          <table:table-cell table:formula="of:=([.G27]/([.E27]*1000000))*100" office:value-type="float" office:value="1.1441750131787" calcext:value-type="float">
            <text:p>1,1441750131787</text:p>
          </table:table-cell>
          <table:table-cell office:value-type="float" office:value="32300" calcext:value-type="float">
            <text:p>32300</text:p>
          </table:table-cell>
          <table:table-cell office:value-type="float" office:value="26938" calcext:value-type="float">
            <text:p>26938</text:p>
          </table:table-cell>
          <table:table-cell office:value-type="float" office:value="7132" calcext:value-type="float">
            <text:p>7132</text:p>
          </table:table-cell>
          <table:table-cell office:value-type="float" office:value="7137" calcext:value-type="float">
            <text:p>7137</text:p>
          </table:table-cell>
          <table:table-cell office:value-type="float" office:value="122379" calcext:value-type="float">
            <text:p>122379</text:p>
          </table:table-cell>
          <table:table-cell office:value-type="float" office:value="6576" calcext:value-type="float">
            <text:p>6576</text:p>
          </table:table-cell>
          <table:table-cell office:value-type="float" office:value="61549" calcext:value-type="float">
            <text:p>61549</text:p>
          </table:table-cell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ecnico Draghi</text:p>
          </table:table-cell>
          <table:table-cell office:value-type="string" calcext:value-type="string">
            <text:p>Centro</text:p>
          </table:table-cell>
          <table:table-cell office:value-type="float" office:value="2021" calcext:value-type="float">
            <text:p>2021</text:p>
          </table:table-cell>
          <table:table-cell office:value-type="float" office:value="2.155" calcext:value-type="float">
            <text:p>2,155</text:p>
          </table:table-cell>
          <table:table-cell office:value-type="float" office:value="41949" calcext:value-type="float">
            <text:p>41949</text:p>
          </table:table-cell>
          <table:table-cell office:value-type="float" office:value="21384" calcext:value-type="float">
            <text:p>21384</text:p>
          </table:table-cell>
          <table:table-cell table:formula="of:=([.G28]/([.E28]*1000000))*100" office:value-type="float" office:value="0.992296983758701" calcext:value-type="float">
            <text:p>0,992296983758701</text:p>
          </table:table-cell>
          <table:table-cell office:value-type="float" office:value="32628" calcext:value-type="float">
            <text:p>32628</text:p>
          </table:table-cell>
          <table:table-cell office:value-type="float" office:value="28281" calcext:value-type="float">
            <text:p>28281</text:p>
          </table:table-cell>
          <table:table-cell office:value-type="float" office:value="7067" calcext:value-type="float">
            <text:p>7067</text:p>
          </table:table-cell>
          <table:table-cell office:value-type="float" office:value="6979" calcext:value-type="float">
            <text:p>6979</text:p>
          </table:table-cell>
          <table:table-cell office:value-type="float" office:value="127789" calcext:value-type="float">
            <text:p>127789</text:p>
          </table:table-cell>
          <table:table-cell office:value-type="float" office:value="6936" calcext:value-type="float">
            <text:p>6936</text:p>
          </table:table-cell>
          <table:table-cell office:value-type="float" office:value="65124" calcext:value-type="float">
            <text:p>65124</text:p>
          </table:table-cell>
          <table:table-cell office:value-type="float" office:value="15525" calcext:value-type="float">
            <text:p>1552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ecnico Draghi</text:p>
          </table:table-cell>
          <table:table-cell office:value-type="string" calcext:value-type="string">
            <text:p>Centro</text:p>
          </table:table-cell>
          <table:table-cell office:value-type="float" office:value="2022" calcext:value-type="float">
            <text:p>2022</text:p>
          </table:table-cell>
          <table:table-cell office:value-type="float" office:value="2.049" calcext:value-type="float">
            <text:p>2,049</text:p>
          </table:table-cell>
          <table:table-cell office:value-type="float" office:value="45884" calcext:value-type="float">
            <text:p>45884</text:p>
          </table:table-cell>
          <table:table-cell office:value-type="float" office:value="22424" calcext:value-type="float">
            <text:p>22424</text:p>
          </table:table-cell>
          <table:table-cell table:formula="of:=([.G29]/([.E29]*1000000))*100" office:value-type="float" office:value="1.09438750610054" calcext:value-type="float">
            <text:p>1,09438750610054</text:p>
          </table:table-cell>
          <table:table-cell office:value-type="float" office:value="34530" calcext:value-type="float">
            <text:p>34530</text:p>
          </table:table-cell>
          <table:table-cell office:value-type="float" office:value="29845" calcext:value-type="float">
            <text:p>29845</text:p>
          </table:table-cell>
          <table:table-cell office:value-type="float" office:value="7338" calcext:value-type="float">
            <text:p>7338</text:p>
          </table:table-cell>
          <table:table-cell office:value-type="float" office:value="7902" calcext:value-type="float">
            <text:p>7902</text:p>
          </table:table-cell>
          <table:table-cell office:value-type="float" office:value="131905" calcext:value-type="float">
            <text:p>131905</text:p>
          </table:table-cell>
          <table:table-cell office:value-type="float" office:value="7495" calcext:value-type="float">
            <text:p>7495</text:p>
          </table:table-cell>
          <table:table-cell office:value-type="float" office:value="69955" calcext:value-type="float">
            <text:p>69955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telli d’Italia</text:p>
          </table:table-cell>
          <table:table-cell office:value-type="string" calcext:value-type="string">
            <text:p>Center-Right</text:p>
          </table:table-cell>
          <table:table-cell office:value-type="float" office:value="2023" calcext:value-type="float">
            <text:p>2023</text:p>
          </table:table-cell>
          <table:table-cell office:value-type="float" office:value="2.128" calcext:value-type="float">
            <text:p>2,128</text:p>
          </table:table-cell>
          <table:table-cell office:value-type="float" office:value="45293" calcext:value-type="float">
            <text:p>45293</text:p>
          </table:table-cell>
          <table:table-cell office:value-type="float" office:value="22599" calcext:value-type="float">
            <text:p>22599</text:p>
          </table:table-cell>
          <table:table-cell table:formula="of:=([.G30]/([.E30]*1000000))*100" office:value-type="float" office:value="1.06198308270677" calcext:value-type="float">
            <text:p>1,06198308270677</text:p>
          </table:table-cell>
          <table:table-cell office:value-type="float" office:value="34641" calcext:value-type="float">
            <text:p>34641</text:p>
          </table:table-cell>
          <table:table-cell office:value-type="float" office:value="30532" calcext:value-type="float">
            <text:p>30532</text:p>
          </table:table-cell>
          <table:table-cell office:value-type="float" office:value="7721" calcext:value-type="float">
            <text:p>7721</text:p>
          </table:table-cell>
          <table:table-cell office:value-type="float" office:value="8054" calcext:value-type="float">
            <text:p>8054</text:p>
          </table:table-cell>
          <table:table-cell office:value-type="float" office:value="131425" calcext:value-type="float">
            <text:p>131425</text:p>
          </table:table-cell>
          <table:table-cell office:value-type="float" office:value="7567" calcext:value-type="float">
            <text:p>7567</text:p>
          </table:table-cell>
          <table:table-cell office:value-type="float" office:value="69669" calcext:value-type="float">
            <text:p>69669</text:p>
          </table:table-cell>
          <table:table-cell office:value-type="float" office:value="20993" calcext:value-type="float">
            <text:p>20993</text:p>
          </table:table-cell>
        </table:table-row>
      </table:table>
      <table:table table:name="Percentage" table:style-name="ta1">
        <table:table-column table:style-name="co16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litical Party</text:p>
          </table:table-cell>
          <table:table-cell office:value-type="string" calcext:value-type="string">
            <text:p>Political Orientation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<text:s/>servizi generali delle amministrazioni pubbliche</text:p>
          </table:table-cell>
          <table:table-cell office:value-type="string" calcext:value-type="string">
            <text:p><text:s/>difesa</text:p>
          </table:table-cell>
          <table:table-cell/>
          <table:table-cell office:value-type="string" calcext:value-type="string">
            <text:p><text:s/>ordine pubblico e sicurezza</text:p>
          </table:table-cell>
          <table:table-cell office:value-type="string" calcext:value-type="string">
            <text:p><text:s/>affari economici</text:p>
          </table:table-cell>
          <table:table-cell office:value-type="string" calcext:value-type="string">
            <text:p><text:s/>protezione dell'ambiente</text:p>
          </table:table-cell>
          <table:table-cell office:value-type="string" calcext:value-type="string">
            <text:p><text:s/>abitazioni e assetto del territorio</text:p>
          </table:table-cell>
          <table:table-cell office:value-type="string" calcext:value-type="string">
            <text:p><text:s/>sanità</text:p>
          </table:table-cell>
          <table:table-cell office:value-type="string" calcext:value-type="string">
            <text:p><text:s/>attività ricreative, culturali e di culto</text:p>
          </table:table-cell>
          <table:table-cell office:value-type="string" calcext:value-type="string">
            <text:p><text:s/>istruzione</text:p>
          </table:table-cell>
          <table:table-cell office:value-type="string" calcext:value-type="string">
            <text:p><text:s/>protezione social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ecnico Dini</text:p>
          </table:table-cell>
          <table:table-cell office:value-type="string" calcext:value-type="string">
            <text:p>Center-Left</text:p>
          </table:table-cell>
          <table:table-cell office:value-type="float" office:value="1995" calcext:value-type="float">
            <text:p>1995</text:p>
          </table:table-cell>
          <table:table-cell table:formula="of:=([$Absolute.F2]/([$Absolute.E2]*1000000))*100" office:value-type="float" office:value="2.30681431005111" calcext:value-type="float">
            <text:p>2,30681431005111</text:p>
          </table:table-cell>
          <table:table-cell table:formula="of:=([$Absolute.G2]/([$Absolute.E2]*1000000))*100" office:value-type="float" office:value="1.07947189097104" calcext:value-type="float">
            <text:p>1,07947189097104</text:p>
          </table:table-cell>
          <table:table-cell table:formula="of:=([$Absolute.H2]/([$Absolute.E2]*1000000))*100" office:value-type="float" office:value="0.0000919482019566473" calcext:value-type="float">
            <text:p>9,19482019566473E-05</text:p>
          </table:table-cell>
          <table:table-cell table:formula="of:=([$Absolute.I2]/([$Absolute.E2]*1000000))*100" office:value-type="float" office:value="1.57231686541738" calcext:value-type="float">
            <text:p>1,57231686541738</text:p>
          </table:table-cell>
          <table:table-cell table:formula="of:=([$Absolute.J2]/([$Absolute.E2]*1000000))*100" office:value-type="float" office:value="1.03219761499148" calcext:value-type="float">
            <text:p>1,03219761499148</text:p>
          </table:table-cell>
          <table:table-cell table:formula="of:=([$Absolute.K2]/([$Absolute.E2]*1000000))*100" office:value-type="float" office:value="0.122657580919932" calcext:value-type="float">
            <text:p>0,122657580919932</text:p>
          </table:table-cell>
          <table:table-cell table:formula="of:=([$Absolute.L2]/([$Absolute.E2]*1000000))*100" office:value-type="float" office:value="0.264906303236797" calcext:value-type="float">
            <text:p>0,264906303236797</text:p>
          </table:table-cell>
          <table:table-cell table:formula="of:=([$Absolute.M2]/([$Absolute.E2]*1000000))*100" office:value-type="float" office:value="4.08168654173765" calcext:value-type="float">
            <text:p>4,08168654173765</text:p>
          </table:table-cell>
          <table:table-cell table:formula="of:=([$Absolute.N2]/([$Absolute.E2]*1000000))*100" office:value-type="float" office:value="0.24045996592845" calcext:value-type="float">
            <text:p>0,24045996592845</text:p>
          </table:table-cell>
          <table:table-cell table:formula="of:=([$Absolute.O2]/([$Absolute.E2]*1000000))*100" office:value-type="float" office:value="3.34548551959114" calcext:value-type="float">
            <text:p>3,34548551959114</text:p>
          </table:table-cell>
          <table:table-cell table:formula="of:=([$Absolute.P2]/([$Absolute.E2]*1000000))*100" office:value-type="float" office:value="0.63015332197615" calcext:value-type="float">
            <text:p>0,63015332197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ecnico Dini <text:s/>/ Ulivo</text:p>
          </table:table-cell>
          <table:table-cell office:value-type="string" calcext:value-type="string">
            <text:p>Center-Left</text:p>
          </table:table-cell>
          <table:table-cell office:value-type="float" office:value="1996" calcext:value-type="float">
            <text:p>1996</text:p>
          </table:table-cell>
          <table:table-cell table:formula="of:=([$Absolute.F3]/([$Absolute.E3]*1000000))*100" office:value-type="float" office:value="2.20640243902439" calcext:value-type="float">
            <text:p>2,20640243902439</text:p>
          </table:table-cell>
          <table:table-cell table:formula="of:=([$Absolute.G3]/([$Absolute.E3]*1000000))*100" office:value-type="float" office:value="0.961051829268293" calcext:value-type="float">
            <text:p>0,961051829268293</text:p>
          </table:table-cell>
          <table:table-cell table:formula="of:=([$Absolute.H3]/([$Absolute.E3]*1000000))*100" office:value-type="float" office:value="0.0000732509016210589" calcext:value-type="float">
            <text:p>7,32509016210589E-05</text:p>
          </table:table-cell>
          <table:table-cell table:formula="of:=([$Absolute.I3]/([$Absolute.E3]*1000000))*100" office:value-type="float" office:value="1.56364329268293" calcext:value-type="float">
            <text:p>1,56364329268293</text:p>
          </table:table-cell>
          <table:table-cell table:formula="of:=([$Absolute.J3]/([$Absolute.E3]*1000000))*100" office:value-type="float" office:value="0.949771341463415" calcext:value-type="float">
            <text:p>0,949771341463415</text:p>
          </table:table-cell>
          <table:table-cell table:formula="of:=([$Absolute.K3]/([$Absolute.E3]*1000000))*100" office:value-type="float" office:value="0.114634146341463" calcext:value-type="float">
            <text:p>0,114634146341463</text:p>
          </table:table-cell>
          <table:table-cell table:formula="of:=([$Absolute.L3]/([$Absolute.E3]*1000000))*100" office:value-type="float" office:value="0.25" calcext:value-type="float">
            <text:p>0,25</text:p>
          </table:table-cell>
          <table:table-cell table:formula="of:=([$Absolute.M3]/([$Absolute.E3]*1000000))*100" office:value-type="float" office:value="3.91539634146341" calcext:value-type="float">
            <text:p>3,91539634146341</text:p>
          </table:table-cell>
          <table:table-cell table:formula="of:=([$Absolute.N3]/([$Absolute.E3]*1000000))*100" office:value-type="float" office:value="0.237881097560976" calcext:value-type="float">
            <text:p>0,237881097560976</text:p>
          </table:table-cell>
          <table:table-cell table:formula="of:=([$Absolute.O3]/([$Absolute.E3]*1000000))*100" office:value-type="float" office:value="3.25228658536585" calcext:value-type="float">
            <text:p>3,25228658536585</text:p>
          </table:table-cell>
          <table:table-cell table:formula="of:=([$Absolute.P3]/([$Absolute.E3]*1000000))*100" office:value-type="float" office:value="0.592073170731707" calcext:value-type="float">
            <text:p>0,59207317073170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7" calcext:value-type="float">
            <text:p>1997</text:p>
          </table:table-cell>
          <table:table-cell table:formula="of:=([$Absolute.F4]/([$Absolute.E4]*1000000))*100" office:value-type="float" office:value="2.37912973408541" calcext:value-type="float">
            <text:p>2,37912973408541</text:p>
          </table:table-cell>
          <table:table-cell table:formula="of:=([$Absolute.G4]/([$Absolute.E4]*1000000))*100" office:value-type="float" office:value="1.03336019339243" calcext:value-type="float">
            <text:p>1,03336019339243</text:p>
          </table:table-cell>
          <table:table-cell table:formula="of:=([$Absolute.H4]/([$Absolute.E4]*1000000))*100" office:value-type="float" office:value="0.0000832683475739263" calcext:value-type="float">
            <text:p>8,32683475739263E-05</text:p>
          </table:table-cell>
          <table:table-cell table:formula="of:=([$Absolute.I4]/([$Absolute.E4]*1000000))*100" office:value-type="float" office:value="1.71055600322321" calcext:value-type="float">
            <text:p>1,71055600322321</text:p>
          </table:table-cell>
          <table:table-cell table:formula="of:=([$Absolute.J4]/([$Absolute.E4]*1000000))*100" office:value-type="float" office:value="1.02377115229654" calcext:value-type="float">
            <text:p>1,02377115229654</text:p>
          </table:table-cell>
          <table:table-cell table:formula="of:=([$Absolute.K4]/([$Absolute.E4]*1000000))*100" office:value-type="float" office:value="0.130701047542305" calcext:value-type="float">
            <text:p>0,130701047542305</text:p>
          </table:table-cell>
          <table:table-cell table:formula="of:=([$Absolute.L4]/([$Absolute.E4]*1000000))*100" office:value-type="float" office:value="0.29331184528606" calcext:value-type="float">
            <text:p>0,29331184528606</text:p>
          </table:table-cell>
          <table:table-cell table:formula="of:=([$Absolute.M4]/([$Absolute.E4]*1000000))*100" office:value-type="float" office:value="4.4798549556809" calcext:value-type="float">
            <text:p>4,4798549556809</text:p>
          </table:table-cell>
          <table:table-cell table:formula="of:=([$Absolute.N4]/([$Absolute.E4]*1000000))*100" office:value-type="float" office:value="0.265189363416599" calcext:value-type="float">
            <text:p>0,265189363416599</text:p>
          </table:table-cell>
          <table:table-cell table:formula="of:=([$Absolute.O4]/([$Absolute.E4]*1000000))*100" office:value-type="float" office:value="3.56760676873489" calcext:value-type="float">
            <text:p>3,56760676873489</text:p>
          </table:table-cell>
          <table:table-cell table:formula="of:=([$Absolute.P4]/([$Absolute.E4]*1000000))*100" office:value-type="float" office:value="0.681385979049154" calcext:value-type="float">
            <text:p>0,6813859790491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8" calcext:value-type="float">
            <text:p>1998</text:p>
          </table:table-cell>
          <table:table-cell table:formula="of:=([$Absolute.F5]/([$Absolute.E5]*1000000))*100" office:value-type="float" office:value="2.38582677165354" calcext:value-type="float">
            <text:p>2,38582677165354</text:p>
          </table:table-cell>
          <table:table-cell table:formula="of:=([$Absolute.G5]/([$Absolute.E5]*1000000))*100" office:value-type="float" office:value="0.992125984251968" calcext:value-type="float">
            <text:p>0,992125984251968</text:p>
          </table:table-cell>
          <table:table-cell table:formula="of:=([$Absolute.H5]/([$Absolute.E5]*1000000))*100" office:value-type="float" office:value="0.0000781201562403125" calcext:value-type="float">
            <text:p>7,81201562403125E-05</text:p>
          </table:table-cell>
          <table:table-cell table:formula="of:=([$Absolute.I5]/([$Absolute.E5]*1000000))*100" office:value-type="float" office:value="1.77102362204724" calcext:value-type="float">
            <text:p>1,77102362204724</text:p>
          </table:table-cell>
          <table:table-cell table:formula="of:=([$Absolute.J5]/([$Absolute.E5]*1000000))*100" office:value-type="float" office:value="1.06314960629921" calcext:value-type="float">
            <text:p>1,06314960629921</text:p>
          </table:table-cell>
          <table:table-cell table:formula="of:=([$Absolute.K5]/([$Absolute.E5]*1000000))*100" office:value-type="float" office:value="0.143700787401575" calcext:value-type="float">
            <text:p>0,143700787401575</text:p>
          </table:table-cell>
          <table:table-cell table:formula="of:=([$Absolute.L5]/([$Absolute.E5]*1000000))*100" office:value-type="float" office:value="0.301653543307087" calcext:value-type="float">
            <text:p>0,301653543307087</text:p>
          </table:table-cell>
          <table:table-cell table:formula="of:=([$Absolute.M5]/([$Absolute.E5]*1000000))*100" office:value-type="float" office:value="4.54125984251968" calcext:value-type="float">
            <text:p>4,54125984251968</text:p>
          </table:table-cell>
          <table:table-cell table:formula="of:=([$Absolute.N5]/([$Absolute.E5]*1000000))*100" office:value-type="float" office:value="0.254803149606299" calcext:value-type="float">
            <text:p>0,254803149606299</text:p>
          </table:table-cell>
          <table:table-cell table:formula="of:=([$Absolute.O5]/([$Absolute.E5]*1000000))*100" office:value-type="float" office:value="3.59385826771654" calcext:value-type="float">
            <text:p>3,59385826771654</text:p>
          </table:table-cell>
          <table:table-cell table:formula="of:=([$Absolute.P5]/([$Absolute.E5]*1000000))*100" office:value-type="float" office:value="0.671023622047244" calcext:value-type="float">
            <text:p>0,67102362204724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1999" calcext:value-type="float">
            <text:p>1999</text:p>
          </table:table-cell>
          <table:table-cell table:formula="of:=([$Absolute.F6]/([$Absolute.E6]*1000000))*100" office:value-type="float" office:value="2.51924920127795" calcext:value-type="float">
            <text:p>2,51924920127795</text:p>
          </table:table-cell>
          <table:table-cell table:formula="of:=([$Absolute.G6]/([$Absolute.E6]*1000000))*100" office:value-type="float" office:value="1.00199680511182" calcext:value-type="float">
            <text:p>1,00199680511182</text:p>
          </table:table-cell>
          <table:table-cell table:formula="of:=([$Absolute.H6]/([$Absolute.E6]*1000000))*100" office:value-type="float" office:value="0.0000800316936990273" calcext:value-type="float">
            <text:p>8,00316936990273E-05</text:p>
          </table:table-cell>
          <table:table-cell table:formula="of:=([$Absolute.I6]/([$Absolute.E6]*1000000))*100" office:value-type="float" office:value="1.80223642172524" calcext:value-type="float">
            <text:p>1,80223642172524</text:p>
          </table:table-cell>
          <table:table-cell table:formula="of:=([$Absolute.J6]/([$Absolute.E6]*1000000))*100" office:value-type="float" office:value="1.10143769968051" calcext:value-type="float">
            <text:p>1,10143769968051</text:p>
          </table:table-cell>
          <table:table-cell table:formula="of:=([$Absolute.K6]/([$Absolute.E6]*1000000))*100" office:value-type="float" office:value="0.181150159744409" calcext:value-type="float">
            <text:p>0,181150159744409</text:p>
          </table:table-cell>
          <table:table-cell table:formula="of:=([$Absolute.L6]/([$Absolute.E6]*1000000))*100" office:value-type="float" office:value="0.305031948881789" calcext:value-type="float">
            <text:p>0,305031948881789</text:p>
          </table:table-cell>
          <table:table-cell table:formula="of:=([$Absolute.M6]/([$Absolute.E6]*1000000))*100" office:value-type="float" office:value="4.8223642172524" calcext:value-type="float">
            <text:p>4,8223642172524</text:p>
          </table:table-cell>
          <table:table-cell table:formula="of:=([$Absolute.N6]/([$Absolute.E6]*1000000))*100" office:value-type="float" office:value="0.260942492012779" calcext:value-type="float">
            <text:p>0,260942492012779</text:p>
          </table:table-cell>
          <table:table-cell table:formula="of:=([$Absolute.O6]/([$Absolute.E6]*1000000))*100" office:value-type="float" office:value="3.73785942492013" calcext:value-type="float">
            <text:p>3,73785942492013</text:p>
          </table:table-cell>
          <table:table-cell table:formula="of:=([$Absolute.P6]/([$Absolute.E6]*1000000))*100" office:value-type="float" office:value="0.737859424920128" calcext:value-type="float">
            <text:p>0,73785942492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Ulivo</text:p>
          </table:table-cell>
          <table:table-cell office:value-type="string" calcext:value-type="string">
            <text:p>Center-Left</text:p>
          </table:table-cell>
          <table:table-cell office:value-type="float" office:value="2000" calcext:value-type="float">
            <text:p>2000</text:p>
          </table:table-cell>
          <table:table-cell table:formula="of:=([$Absolute.F7]/([$Absolute.E7]*1000000))*100" office:value-type="float" office:value="2.92041884816754" calcext:value-type="float">
            <text:p>2,92041884816754</text:p>
          </table:table-cell>
          <table:table-cell table:formula="of:=([$Absolute.G7]/([$Absolute.E7]*1000000))*100" office:value-type="float" office:value="1.17766143106457" calcext:value-type="float">
            <text:p>1,17766143106457</text:p>
          </table:table-cell>
          <table:table-cell table:formula="of:=([$Absolute.H7]/([$Absolute.E7]*1000000))*100" office:value-type="float" office:value="0.000102762777579806" calcext:value-type="float">
            <text:p>0,000102762777579806</text:p>
          </table:table-cell>
          <table:table-cell table:formula="of:=([$Absolute.I7]/([$Absolute.E7]*1000000))*100" office:value-type="float" office:value="2.05366492146597" calcext:value-type="float">
            <text:p>2,05366492146597</text:p>
          </table:table-cell>
          <table:table-cell table:formula="of:=([$Absolute.J7]/([$Absolute.E7]*1000000))*100" office:value-type="float" office:value="1.23542757417103" calcext:value-type="float">
            <text:p>1,23542757417103</text:p>
          </table:table-cell>
          <table:table-cell table:formula="of:=([$Absolute.K7]/([$Absolute.E7]*1000000))*100" office:value-type="float" office:value="0.213961605584642" calcext:value-type="float">
            <text:p>0,213961605584642</text:p>
          </table:table-cell>
          <table:table-cell table:formula="of:=([$Absolute.L7]/([$Absolute.E7]*1000000))*100" office:value-type="float" office:value="0.335776614310646" calcext:value-type="float">
            <text:p>0,335776614310646</text:p>
          </table:table-cell>
          <table:table-cell table:formula="of:=([$Absolute.M7]/([$Absolute.E7]*1000000))*100" office:value-type="float" office:value="5.89633507853403" calcext:value-type="float">
            <text:p>5,89633507853403</text:p>
          </table:table-cell>
          <table:table-cell table:formula="of:=([$Absolute.N7]/([$Absolute.E7]*1000000))*100" office:value-type="float" office:value="0.304537521815009" calcext:value-type="float">
            <text:p>0,304537521815009</text:p>
          </table:table-cell>
          <table:table-cell table:formula="of:=([$Absolute.O7]/([$Absolute.E7]*1000000))*100" office:value-type="float" office:value="4.20253054101222" calcext:value-type="float">
            <text:p>4,20253054101222</text:p>
          </table:table-cell>
          <table:table-cell table:formula="of:=([$Absolute.P7]/([$Absolute.E7]*1000000))*100" office:value-type="float" office:value="0.8739092495637" calcext:value-type="float">
            <text:p>0,87390924956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Ulivo / Forza Italia </text:p>
          </table:table-cell>
          <table:table-cell office:value-type="string" calcext:value-type="string">
            <text:p>Center-Left / Center-Right </text:p>
          </table:table-cell>
          <table:table-cell office:value-type="float" office:value="2001" calcext:value-type="float">
            <text:p>2001</text:p>
          </table:table-cell>
          <table:table-cell table:formula="of:=([$Absolute.F8]/([$Absolute.E8]*1000000))*100" office:value-type="float" office:value="3.19366438356164" calcext:value-type="float">
            <text:p>3,19366438356164</text:p>
          </table:table-cell>
          <table:table-cell table:formula="of:=([$Absolute.G8]/([$Absolute.E8]*1000000))*100" office:value-type="float" office:value="1.1951198630137" calcext:value-type="float">
            <text:p>1,1951198630137</text:p>
          </table:table-cell>
          <table:table-cell table:formula="of:=([$Absolute.H8]/([$Absolute.E8]*1000000))*100" office:value-type="float" office:value="0.00010232190607994" calcext:value-type="float">
            <text:p>0,00010232190607994</text:p>
          </table:table-cell>
          <table:table-cell table:formula="of:=([$Absolute.I8]/([$Absolute.E8]*1000000))*100" office:value-type="float" office:value="2.03150684931507" calcext:value-type="float">
            <text:p>2,03150684931507</text:p>
          </table:table-cell>
          <table:table-cell table:formula="of:=([$Absolute.J8]/([$Absolute.E8]*1000000))*100" office:value-type="float" office:value="1.53998287671233" calcext:value-type="float">
            <text:p>1,53998287671233</text:p>
          </table:table-cell>
          <table:table-cell table:formula="of:=([$Absolute.K8]/([$Absolute.E8]*1000000))*100" office:value-type="float" office:value="0.224743150684931" calcext:value-type="float">
            <text:p>0,224743150684931</text:p>
          </table:table-cell>
          <table:table-cell table:formula="of:=([$Absolute.L8]/([$Absolute.E8]*1000000))*100" office:value-type="float" office:value="0.337928082191781" calcext:value-type="float">
            <text:p>0,337928082191781</text:p>
          </table:table-cell>
          <table:table-cell table:formula="of:=([$Absolute.M8]/([$Absolute.E8]*1000000))*100" office:value-type="float" office:value="6.38707191780822" calcext:value-type="float">
            <text:p>6,38707191780822</text:p>
          </table:table-cell>
          <table:table-cell table:formula="of:=([$Absolute.N8]/([$Absolute.E8]*1000000))*100" office:value-type="float" office:value="0.316181506849315" calcext:value-type="float">
            <text:p>0,316181506849315</text:p>
          </table:table-cell>
          <table:table-cell table:formula="of:=([$Absolute.O8]/([$Absolute.E8]*1000000))*100" office:value-type="float" office:value="4.38655821917808" calcext:value-type="float">
            <text:p>4,38655821917808</text:p>
          </table:table-cell>
          <table:table-cell table:formula="of:=([$Absolute.P8]/([$Absolute.E8]*1000000))*100" office:value-type="float" office:value="0.931678082191781" calcext:value-type="float">
            <text:p>0,93167808219178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2" calcext:value-type="float">
            <text:p>2002</text:p>
          </table:table-cell>
          <table:table-cell table:formula="of:=([$Absolute.F9]/([$Absolute.E9]*1000000))*100" office:value-type="float" office:value="3.06614420062696" calcext:value-type="float">
            <text:p>3,06614420062696</text:p>
          </table:table-cell>
          <table:table-cell table:formula="of:=([$Absolute.G9]/([$Absolute.E9]*1000000))*100" office:value-type="float" office:value="1.0992946708464" calcext:value-type="float">
            <text:p>1,0992946708464</text:p>
          </table:table-cell>
          <table:table-cell table:formula="of:=([$Absolute.H9]/([$Absolute.E9]*1000000))*100" office:value-type="float" office:value="0.000086151619972288" calcext:value-type="float">
            <text:p>8,6151619972288E-05</text:p>
          </table:table-cell>
          <table:table-cell table:formula="of:=([$Absolute.I9]/([$Absolute.E9]*1000000))*100" office:value-type="float" office:value="1.95336990595611" calcext:value-type="float">
            <text:p>1,95336990595611</text:p>
          </table:table-cell>
          <table:table-cell table:formula="of:=([$Absolute.J9]/([$Absolute.E9]*1000000))*100" office:value-type="float" office:value="1.44545454545455" calcext:value-type="float">
            <text:p>1,44545454545455</text:p>
          </table:table-cell>
          <table:table-cell table:formula="of:=([$Absolute.K9]/([$Absolute.E9]*1000000))*100" office:value-type="float" office:value="0.219905956112853" calcext:value-type="float">
            <text:p>0,219905956112853</text:p>
          </table:table-cell>
          <table:table-cell table:formula="of:=([$Absolute.L9]/([$Absolute.E9]*1000000))*100" office:value-type="float" office:value="0.314263322884012" calcext:value-type="float">
            <text:p>0,314263322884012</text:p>
          </table:table-cell>
          <table:table-cell table:formula="of:=([$Absolute.M9]/([$Absolute.E9]*1000000))*100" office:value-type="float" office:value="6.19310344827586" calcext:value-type="float">
            <text:p>6,19310344827586</text:p>
          </table:table-cell>
          <table:table-cell table:formula="of:=([$Absolute.N9]/([$Absolute.E9]*1000000))*100" office:value-type="float" office:value="0.306034482758621" calcext:value-type="float">
            <text:p>0,306034482758621</text:p>
          </table:table-cell>
          <table:table-cell table:formula="of:=([$Absolute.O9]/([$Absolute.E9]*1000000))*100" office:value-type="float" office:value="4.13322884012539" calcext:value-type="float">
            <text:p>4,13322884012539</text:p>
          </table:table-cell>
          <table:table-cell table:formula="of:=([$Absolute.P9]/([$Absolute.E9]*1000000))*100" office:value-type="float" office:value="0.894514106583072" calcext:value-type="float">
            <text:p>0,89451410658307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3" calcext:value-type="float">
            <text:p>2003</text:p>
          </table:table-cell>
          <table:table-cell table:formula="of:=([$Absolute.F10]/([$Absolute.E10]*1000000))*100" office:value-type="float" office:value="2.67793278376665" calcext:value-type="float">
            <text:p>2,67793278376665</text:p>
          </table:table-cell>
          <table:table-cell table:formula="of:=([$Absolute.G10]/([$Absolute.E10]*1000000))*100" office:value-type="float" office:value="1.04502219403932" calcext:value-type="float">
            <text:p>1,04502219403932</text:p>
          </table:table-cell>
          <table:table-cell table:formula="of:=([$Absolute.H10]/([$Absolute.E10]*1000000))*100" office:value-type="float" office:value="0.0000662664675991956" calcext:value-type="float">
            <text:p>6,62664675991956E-05</text:p>
          </table:table-cell>
          <table:table-cell table:formula="of:=([$Absolute.I10]/([$Absolute.E10]*1000000))*100" office:value-type="float" office:value="1.69327837666455" calcext:value-type="float">
            <text:p>1,69327837666455</text:p>
          </table:table-cell>
          <table:table-cell table:formula="of:=([$Absolute.J10]/([$Absolute.E10]*1000000))*100" office:value-type="float" office:value="1.19575142675967" calcext:value-type="float">
            <text:p>1,19575142675967</text:p>
          </table:table-cell>
          <table:table-cell table:formula="of:=([$Absolute.K10]/([$Absolute.E10]*1000000))*100" office:value-type="float" office:value="0.192644261255549" calcext:value-type="float">
            <text:p>0,192644261255549</text:p>
          </table:table-cell>
          <table:table-cell table:formula="of:=([$Absolute.L10]/([$Absolute.E10]*1000000))*100" office:value-type="float" office:value="0.262333544705136" calcext:value-type="float">
            <text:p>0,262333544705136</text:p>
          </table:table-cell>
          <table:table-cell table:formula="of:=([$Absolute.M10]/([$Absolute.E10]*1000000))*100" office:value-type="float" office:value="5.17596702599873" calcext:value-type="float">
            <text:p>5,17596702599873</text:p>
          </table:table-cell>
          <table:table-cell table:formula="of:=([$Absolute.N10]/([$Absolute.E10]*1000000))*100" office:value-type="float" office:value="0.254787571337983" calcext:value-type="float">
            <text:p>0,254787571337983</text:p>
          </table:table-cell>
          <table:table-cell table:formula="of:=([$Absolute.O10]/([$Absolute.E10]*1000000))*100" office:value-type="float" office:value="3.51997463538364" calcext:value-type="float">
            <text:p>3,51997463538364</text:p>
          </table:table-cell>
          <table:table-cell table:formula="of:=([$Absolute.P10]/([$Absolute.E10]*1000000))*100" office:value-type="float" office:value="0.764109067850349" calcext:value-type="float">
            <text:p>0,76410906785034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4" calcext:value-type="float">
            <text:p>2004</text:p>
          </table:table-cell>
          <table:table-cell table:formula="of:=([$Absolute.F11]/([$Absolute.E11]*1000000))*100" office:value-type="float" office:value="2.47519379844961" calcext:value-type="float">
            <text:p>2,47519379844961</text:p>
          </table:table-cell>
          <table:table-cell table:formula="of:=([$Absolute.G11]/([$Absolute.E11]*1000000))*100" office:value-type="float" office:value="0.973809523809524" calcext:value-type="float">
            <text:p>0,973809523809524</text:p>
          </table:table-cell>
          <table:table-cell table:formula="of:=([$Absolute.H11]/([$Absolute.E11]*1000000))*100" office:value-type="float" office:value="0.0000539207931234509" calcext:value-type="float">
            <text:p>5,39207931234509E-05</text:p>
          </table:table-cell>
          <table:table-cell table:formula="of:=([$Absolute.I11]/([$Absolute.E11]*1000000))*100" office:value-type="float" office:value="1.51306755260244" calcext:value-type="float">
            <text:p>1,51306755260244</text:p>
          </table:table-cell>
          <table:table-cell table:formula="of:=([$Absolute.J11]/([$Absolute.E11]*1000000))*100" office:value-type="float" office:value="1.1187707641196" calcext:value-type="float">
            <text:p>1,1187707641196</text:p>
          </table:table-cell>
          <table:table-cell table:formula="of:=([$Absolute.K11]/([$Absolute.E11]*1000000))*100" office:value-type="float" office:value="0.174197120708749" calcext:value-type="float">
            <text:p>0,174197120708749</text:p>
          </table:table-cell>
          <table:table-cell table:formula="of:=([$Absolute.L11]/([$Absolute.E11]*1000000))*100" office:value-type="float" office:value="0.240199335548173" calcext:value-type="float">
            <text:p>0,240199335548173</text:p>
          </table:table-cell>
          <table:table-cell table:formula="of:=([$Absolute.M11]/([$Absolute.E11]*1000000))*100" office:value-type="float" office:value="4.97065337763012" calcext:value-type="float">
            <text:p>4,97065337763012</text:p>
          </table:table-cell>
          <table:table-cell table:formula="of:=([$Absolute.N11]/([$Absolute.E11]*1000000))*100" office:value-type="float" office:value="0.231395348837209" calcext:value-type="float">
            <text:p>0,231395348837209</text:p>
          </table:table-cell>
          <table:table-cell table:formula="of:=([$Absolute.O11]/([$Absolute.E11]*1000000))*100" office:value-type="float" office:value="3.01500553709856" calcext:value-type="float">
            <text:p>3,01500553709856</text:p>
          </table:table-cell>
          <table:table-cell table:formula="of:=([$Absolute.P11]/([$Absolute.E11]*1000000))*100" office:value-type="float" office:value="0.694961240310077" calcext:value-type="float">
            <text:p>0,69496124031007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5" calcext:value-type="float">
            <text:p>2005</text:p>
          </table:table-cell>
          <table:table-cell table:formula="of:=([$Absolute.F12]/([$Absolute.E12]*1000000))*100" office:value-type="float" office:value="2.47771797631862" calcext:value-type="float">
            <text:p>2,47771797631862</text:p>
          </table:table-cell>
          <table:table-cell table:formula="of:=([$Absolute.G12]/([$Absolute.E12]*1000000))*100" office:value-type="float" office:value="0.991496232508073" calcext:value-type="float">
            <text:p>0,991496232508073</text:p>
          </table:table-cell>
          <table:table-cell table:formula="of:=([$Absolute.H12]/([$Absolute.E12]*1000000))*100" office:value-type="float" office:value="0.0000533636293061396" calcext:value-type="float">
            <text:p>5,33636293061396E-05</text:p>
          </table:table-cell>
          <table:table-cell table:formula="of:=([$Absolute.I12]/([$Absolute.E12]*1000000))*100" office:value-type="float" office:value="1.49897739504844" calcext:value-type="float">
            <text:p>1,49897739504844</text:p>
          </table:table-cell>
          <table:table-cell table:formula="of:=([$Absolute.J12]/([$Absolute.E12]*1000000))*100" office:value-type="float" office:value="1.16528525296017" calcext:value-type="float">
            <text:p>1,16528525296017</text:p>
          </table:table-cell>
          <table:table-cell table:formula="of:=([$Absolute.K12]/([$Absolute.E12]*1000000))*100" office:value-type="float" office:value="0.180193756727664" calcext:value-type="float">
            <text:p>0,180193756727664</text:p>
          </table:table-cell>
          <table:table-cell table:formula="of:=([$Absolute.L12]/([$Absolute.E12]*1000000))*100" office:value-type="float" office:value="0.239343379978471" calcext:value-type="float">
            <text:p>0,239343379978471</text:p>
          </table:table-cell>
          <table:table-cell table:formula="of:=([$Absolute.M12]/([$Absolute.E12]*1000000))*100" office:value-type="float" office:value="5.15479009687836" calcext:value-type="float">
            <text:p>5,15479009687836</text:p>
          </table:table-cell>
          <table:table-cell table:formula="of:=([$Absolute.N12]/([$Absolute.E12]*1000000))*100" office:value-type="float" office:value="0.241334768568353" calcext:value-type="float">
            <text:p>0,241334768568353</text:p>
          </table:table-cell>
          <table:table-cell table:formula="of:=([$Absolute.O12]/([$Absolute.E12]*1000000))*100" office:value-type="float" office:value="3.13439181916039" calcext:value-type="float">
            <text:p>3,13439181916039</text:p>
          </table:table-cell>
          <table:table-cell table:formula="of:=([$Absolute.P12]/([$Absolute.E12]*1000000))*100" office:value-type="float" office:value="0.684445640473628" calcext:value-type="float">
            <text:p>0,68444564047362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za Italia / Unione</text:p>
          </table:table-cell>
          <table:table-cell office:value-type="string" calcext:value-type="string">
            <text:p>Center-Right / Center-Left</text:p>
          </table:table-cell>
          <table:table-cell office:value-type="float" office:value="2006" calcext:value-type="float">
            <text:p>2006</text:p>
          </table:table-cell>
          <table:table-cell table:formula="of:=([$Absolute.F13]/([$Absolute.E13]*1000000))*100" office:value-type="float" office:value="2.44730631092868" calcext:value-type="float">
            <text:p>2,44730631092868</text:p>
          </table:table-cell>
          <table:table-cell table:formula="of:=([$Absolute.G13]/([$Absolute.E13]*1000000))*100" office:value-type="float" office:value="0.946228835300154" calcext:value-type="float">
            <text:p>0,946228835300154</text:p>
          </table:table-cell>
          <table:table-cell table:formula="of:=([$Absolute.H13]/([$Absolute.E13]*1000000))*100" office:value-type="float" office:value="0.0000485494528117062" calcext:value-type="float">
            <text:p>4,85494528117062E-05</text:p>
          </table:table-cell>
          <table:table-cell table:formula="of:=([$Absolute.I13]/([$Absolute.E13]*1000000))*100" office:value-type="float" office:value="1.41636736788096" calcext:value-type="float">
            <text:p>1,41636736788096</text:p>
          </table:table-cell>
          <table:table-cell table:formula="of:=([$Absolute.J13]/([$Absolute.E13]*1000000))*100" office:value-type="float" office:value="1.12144689584402" calcext:value-type="float">
            <text:p>1,12144689584402</text:p>
          </table:table-cell>
          <table:table-cell table:formula="of:=([$Absolute.K13]/([$Absolute.E13]*1000000))*100" office:value-type="float" office:value="0.178553104155977" calcext:value-type="float">
            <text:p>0,178553104155977</text:p>
          </table:table-cell>
          <table:table-cell table:formula="of:=([$Absolute.L13]/([$Absolute.E13]*1000000))*100" office:value-type="float" office:value="0.240071831708568" calcext:value-type="float">
            <text:p>0,240071831708568</text:p>
          </table:table-cell>
          <table:table-cell table:formula="of:=([$Absolute.M13]/([$Absolute.E13]*1000000))*100" office:value-type="float" office:value="5.18101590559261" calcext:value-type="float">
            <text:p>5,18101590559261</text:p>
          </table:table-cell>
          <table:table-cell table:formula="of:=([$Absolute.N13]/([$Absolute.E13]*1000000))*100" office:value-type="float" office:value="0.223242688558235" calcext:value-type="float">
            <text:p>0,223242688558235</text:p>
          </table:table-cell>
          <table:table-cell table:formula="of:=([$Absolute.O13]/([$Absolute.E13]*1000000))*100" office:value-type="float" office:value="3.0564905079528" calcext:value-type="float">
            <text:p>3,0564905079528</text:p>
          </table:table-cell>
          <table:table-cell table:formula="of:=([$Absolute.P13]/([$Absolute.E13]*1000000))*100" office:value-type="float" office:value="0.71118522319138" calcext:value-type="float">
            <text:p>0,7111852231913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Unione</text:p>
          </table:table-cell>
          <table:table-cell office:value-type="string" calcext:value-type="string">
            <text:p>Center-Left</text:p>
          </table:table-cell>
          <table:table-cell office:value-type="float" office:value="2007" calcext:value-type="float">
            <text:p>2007</text:p>
          </table:table-cell>
          <table:table-cell table:formula="of:=([$Absolute.F14]/([$Absolute.E14]*1000000))*100" office:value-type="float" office:value="2.08328061455038" calcext:value-type="float">
            <text:p>2,08328061455038</text:p>
          </table:table-cell>
          <table:table-cell table:formula="of:=([$Absolute.G14]/([$Absolute.E14]*1000000))*100" office:value-type="float" office:value="0.848621780388613" calcext:value-type="float">
            <text:p>0,848621780388613</text:p>
          </table:table-cell>
          <table:table-cell table:formula="of:=([$Absolute.H14]/([$Absolute.E14]*1000000))*100" office:value-type="float" office:value="0.0000383471206682608" calcext:value-type="float">
            <text:p>3,83471206682608E-05</text:p>
          </table:table-cell>
          <table:table-cell table:formula="of:=([$Absolute.I14]/([$Absolute.E14]*1000000))*100" office:value-type="float" office:value="1.26140985088116" calcext:value-type="float">
            <text:p>1,26140985088116</text:p>
          </table:table-cell>
          <table:table-cell table:formula="of:=([$Absolute.J14]/([$Absolute.E14]*1000000))*100" office:value-type="float" office:value="1.03307727067329" calcext:value-type="float">
            <text:p>1,03307727067329</text:p>
          </table:table-cell>
          <table:table-cell table:formula="of:=([$Absolute.K14]/([$Absolute.E14]*1000000))*100" office:value-type="float" office:value="0.171441482150926" calcext:value-type="float">
            <text:p>0,171441482150926</text:p>
          </table:table-cell>
          <table:table-cell table:formula="of:=([$Absolute.L14]/([$Absolute.E14]*1000000))*100" office:value-type="float" office:value="0.234206958879349" calcext:value-type="float">
            <text:p>0,234206958879349</text:p>
          </table:table-cell>
          <table:table-cell table:formula="of:=([$Absolute.M14]/([$Absolute.E14]*1000000))*100" office:value-type="float" office:value="4.56443741527338" calcext:value-type="float">
            <text:p>4,56443741527338</text:p>
          </table:table-cell>
          <table:table-cell table:formula="of:=([$Absolute.N14]/([$Absolute.E14]*1000000))*100" office:value-type="float" office:value="0.214098508811568" calcext:value-type="float">
            <text:p>0,214098508811568</text:p>
          </table:table-cell>
          <table:table-cell table:formula="of:=([$Absolute.O14]/([$Absolute.E14]*1000000))*100" office:value-type="float" office:value="2.82403976502485" calcext:value-type="float">
            <text:p>2,82403976502485</text:p>
          </table:table-cell>
          <table:table-cell table:formula="of:=([$Absolute.P14]/([$Absolute.E14]*1000000))*100" office:value-type="float" office:value="0.649977406235879" calcext:value-type="float">
            <text:p>0,64997740623587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Unione / Forza Italia</text:p>
          </table:table-cell>
          <table:table-cell office:value-type="string" calcext:value-type="string">
            <text:p>Center-Left / Center-Right</text:p>
          </table:table-cell>
          <table:table-cell office:value-type="float" office:value="2008" calcext:value-type="float">
            <text:p>2008</text:p>
          </table:table-cell>
          <table:table-cell table:formula="of:=([$Absolute.F15]/([$Absolute.E15]*1000000))*100" office:value-type="float" office:value="2.04019933554817" calcext:value-type="float">
            <text:p>2,04019933554817</text:p>
          </table:table-cell>
          <table:table-cell table:formula="of:=([$Absolute.G15]/([$Absolute.E15]*1000000))*100" office:value-type="float" office:value="0.835174418604651" calcext:value-type="float">
            <text:p>0,835174418604651</text:p>
          </table:table-cell>
          <table:table-cell table:formula="of:=([$Absolute.H15]/([$Absolute.E15]*1000000))*100" office:value-type="float" office:value="0.0000346833230317546" calcext:value-type="float">
            <text:p>3,46833230317546E-05</text:p>
          </table:table-cell>
          <table:table-cell table:formula="of:=([$Absolute.I15]/([$Absolute.E15]*1000000))*100" office:value-type="float" office:value="1.15768272425249" calcext:value-type="float">
            <text:p>1,15768272425249</text:p>
          </table:table-cell>
          <table:table-cell table:formula="of:=([$Absolute.J15]/([$Absolute.E15]*1000000))*100" office:value-type="float" office:value="1.00656146179402" calcext:value-type="float">
            <text:p>1,00656146179402</text:p>
          </table:table-cell>
          <table:table-cell table:formula="of:=([$Absolute.K15]/([$Absolute.E15]*1000000))*100" office:value-type="float" office:value="0.172923588039867" calcext:value-type="float">
            <text:p>0,172923588039867</text:p>
          </table:table-cell>
          <table:table-cell table:formula="of:=([$Absolute.L15]/([$Absolute.E15]*1000000))*100" office:value-type="float" office:value="0.234385382059801" calcext:value-type="float">
            <text:p>0,234385382059801</text:p>
          </table:table-cell>
          <table:table-cell table:formula="of:=([$Absolute.M15]/([$Absolute.E15]*1000000))*100" office:value-type="float" office:value="4.47072259136213" calcext:value-type="float">
            <text:p>4,47072259136213</text:p>
          </table:table-cell>
          <table:table-cell table:formula="of:=([$Absolute.N15]/([$Absolute.E15]*1000000))*100" office:value-type="float" office:value="0.207267441860465" calcext:value-type="float">
            <text:p>0,207267441860465</text:p>
          </table:table-cell>
          <table:table-cell table:formula="of:=([$Absolute.O15]/([$Absolute.E15]*1000000))*100" office:value-type="float" office:value="2.55431893687708" calcext:value-type="float">
            <text:p>2,55431893687708</text:p>
          </table:table-cell>
          <table:table-cell table:formula="of:=([$Absolute.P15]/([$Absolute.E15]*1000000))*100" office:value-type="float" office:value="0.623629568106312" calcext:value-type="float">
            <text:p>0,6236295681063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09" calcext:value-type="float">
            <text:p>2009</text:p>
          </table:table-cell>
          <table:table-cell table:formula="of:=([$Absolute.F16]/([$Absolute.E16]*1000000))*100" office:value-type="float" office:value="2.26116416552979" calcext:value-type="float">
            <text:p>2,26116416552979</text:p>
          </table:table-cell>
          <table:table-cell table:formula="of:=([$Absolute.G16]/([$Absolute.E16]*1000000))*100" office:value-type="float" office:value="0.896271032287403" calcext:value-type="float">
            <text:p>0,896271032287403</text:p>
          </table:table-cell>
          <table:table-cell table:formula="of:=([$Absolute.H16]/([$Absolute.E16]*1000000))*100" office:value-type="float" office:value="0.0000407581187943339" calcext:value-type="float">
            <text:p>4,07581187943339E-05</text:p>
          </table:table-cell>
          <table:table-cell table:formula="of:=([$Absolute.I16]/([$Absolute.E16]*1000000))*100" office:value-type="float" office:value="1.3674852205548" calcext:value-type="float">
            <text:p>1,3674852205548</text:p>
          </table:table-cell>
          <table:table-cell table:formula="of:=([$Absolute.J16]/([$Absolute.E16]*1000000))*100" office:value-type="float" office:value="1.07635288767622" calcext:value-type="float">
            <text:p>1,07635288767622</text:p>
          </table:table-cell>
          <table:table-cell table:formula="of:=([$Absolute.K16]/([$Absolute.E16]*1000000))*100" office:value-type="float" office:value="0.194724874943156" calcext:value-type="float">
            <text:p>0,194724874943156</text:p>
          </table:table-cell>
          <table:table-cell table:formula="of:=([$Absolute.L16]/([$Absolute.E16]*1000000))*100" office:value-type="float" office:value="0.261118690313779" calcext:value-type="float">
            <text:p>0,261118690313779</text:p>
          </table:table-cell>
          <table:table-cell table:formula="of:=([$Absolute.M16]/([$Absolute.E16]*1000000))*100" office:value-type="float" office:value="4.96389267849022" calcext:value-type="float">
            <text:p>4,96389267849022</text:p>
          </table:table-cell>
          <table:table-cell table:formula="of:=([$Absolute.N16]/([$Absolute.E16]*1000000))*100" office:value-type="float" office:value="0.22037289677126" calcext:value-type="float">
            <text:p>0,22037289677126</text:p>
          </table:table-cell>
          <table:table-cell table:formula="of:=([$Absolute.O16]/([$Absolute.E16]*1000000))*100" office:value-type="float" office:value="2.85243292405639" calcext:value-type="float">
            <text:p>2,85243292405639</text:p>
          </table:table-cell>
          <table:table-cell table:formula="of:=([$Absolute.P16]/([$Absolute.E16]*1000000))*100" office:value-type="float" office:value="0.738153706230105" calcext:value-type="float">
            <text:p>0,7381537062301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10" calcext:value-type="float">
            <text:p>2010</text:p>
          </table:table-cell>
          <table:table-cell table:formula="of:=([$Absolute.F17]/([$Absolute.E17]*1000000))*100" office:value-type="float" office:value="2.34297752808989" calcext:value-type="float">
            <text:p>2,34297752808989</text:p>
          </table:table-cell>
          <table:table-cell table:formula="of:=([$Absolute.G17]/([$Absolute.E17]*1000000))*100" office:value-type="float" office:value="0.947191011235955" calcext:value-type="float">
            <text:p>0,947191011235955</text:p>
          </table:table-cell>
          <table:table-cell table:formula="of:=([$Absolute.H17]/([$Absolute.E17]*1000000))*100" office:value-type="float" office:value="0.0000443441484661028" calcext:value-type="float">
            <text:p>4,43441484661028E-05</text:p>
          </table:table-cell>
          <table:table-cell table:formula="of:=([$Absolute.I17]/([$Absolute.E17]*1000000))*100" office:value-type="float" office:value="1.43698501872659" calcext:value-type="float">
            <text:p>1,43698501872659</text:p>
          </table:table-cell>
          <table:table-cell table:formula="of:=([$Absolute.J17]/([$Absolute.E17]*1000000))*100" office:value-type="float" office:value="1.15463483146067" calcext:value-type="float">
            <text:p>1,15463483146067</text:p>
          </table:table-cell>
          <table:table-cell table:formula="of:=([$Absolute.K17]/([$Absolute.E17]*1000000))*100" office:value-type="float" office:value="0.208941947565543" calcext:value-type="float">
            <text:p>0,208941947565543</text:p>
          </table:table-cell>
          <table:table-cell table:formula="of:=([$Absolute.L17]/([$Absolute.E17]*1000000))*100" office:value-type="float" office:value="0.287219101123595" calcext:value-type="float">
            <text:p>0,287219101123595</text:p>
          </table:table-cell>
          <table:table-cell table:formula="of:=([$Absolute.M17]/([$Absolute.E17]*1000000))*100" office:value-type="float" office:value="5.2313202247191" calcext:value-type="float">
            <text:p>5,2313202247191</text:p>
          </table:table-cell>
          <table:table-cell table:formula="of:=([$Absolute.N17]/([$Absolute.E17]*1000000))*100" office:value-type="float" office:value="0.22312734082397" calcext:value-type="float">
            <text:p>0,22312734082397</text:p>
          </table:table-cell>
          <table:table-cell table:formula="of:=([$Absolute.O17]/([$Absolute.E17]*1000000))*100" office:value-type="float" office:value="2.8940074906367" calcext:value-type="float">
            <text:p>2,8940074906367</text:p>
          </table:table-cell>
          <table:table-cell table:formula="of:=([$Absolute.P17]/([$Absolute.E17]*1000000))*100" office:value-type="float" office:value="0.777621722846442" calcext:value-type="float">
            <text:p>0,7776217228464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Center-Right</text:p>
          </table:table-cell>
          <table:table-cell office:value-type="float" office:value="2011" calcext:value-type="float">
            <text:p>2011</text:p>
          </table:table-cell>
          <table:table-cell table:formula="of:=([$Absolute.F18]/([$Absolute.E18]*1000000))*100" office:value-type="float" office:value="2.11647776809067" calcext:value-type="float">
            <text:p>2,11647776809067</text:p>
          </table:table-cell>
          <table:table-cell table:formula="of:=([$Absolute.G18]/([$Absolute.E18]*1000000))*100" office:value-type="float" office:value="0.888884045335658" calcext:value-type="float">
            <text:p>0,888884045335658</text:p>
          </table:table-cell>
          <table:table-cell table:formula="of:=([$Absolute.H18]/([$Absolute.E18]*1000000))*100" office:value-type="float" office:value="0.0000387482147051289" calcext:value-type="float">
            <text:p>3,87482147051289E-05</text:p>
          </table:table-cell>
          <table:table-cell table:formula="of:=([$Absolute.I18]/([$Absolute.E18]*1000000))*100" office:value-type="float" office:value="1.365518744551" calcext:value-type="float">
            <text:p>1,365518744551</text:p>
          </table:table-cell>
          <table:table-cell table:formula="of:=([$Absolute.J18]/([$Absolute.E18]*1000000))*100" office:value-type="float" office:value="1.10998256320837" calcext:value-type="float">
            <text:p>1,10998256320837</text:p>
          </table:table-cell>
          <table:table-cell table:formula="of:=([$Absolute.K18]/([$Absolute.E18]*1000000))*100" office:value-type="float" office:value="0.191063644289451" calcext:value-type="float">
            <text:p>0,191063644289451</text:p>
          </table:table-cell>
          <table:table-cell table:formula="of:=([$Absolute.L18]/([$Absolute.E18]*1000000))*100" office:value-type="float" office:value="0.272449869224063" calcext:value-type="float">
            <text:p>0,272449869224063</text:p>
          </table:table-cell>
          <table:table-cell table:formula="of:=([$Absolute.M18]/([$Absolute.E18]*1000000))*100" office:value-type="float" office:value="4.83504795117698" calcext:value-type="float">
            <text:p>4,83504795117698</text:p>
          </table:table-cell>
          <table:table-cell table:formula="of:=([$Absolute.N18]/([$Absolute.E18]*1000000))*100" office:value-type="float" office:value="0.202441150828248" calcext:value-type="float">
            <text:p>0,202441150828248</text:p>
          </table:table-cell>
          <table:table-cell table:formula="of:=([$Absolute.O18]/([$Absolute.E18]*1000000))*100" office:value-type="float" office:value="2.57881429816914" calcext:value-type="float">
            <text:p>2,57881429816914</text:p>
          </table:table-cell>
          <table:table-cell table:formula="of:=([$Absolute.P18]/([$Absolute.E18]*1000000))*100" office:value-type="float" office:value="0.681604184829991" calcext:value-type="float">
            <text:p>0,6816041848299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ecnico Monti</text:p>
          </table:table-cell>
          <table:table-cell office:value-type="string" calcext:value-type="string">
            <text:p>Centro</text:p>
          </table:table-cell>
          <table:table-cell office:value-type="float" office:value="2012" calcext:value-type="float">
            <text:p>2012</text:p>
          </table:table-cell>
          <table:table-cell table:formula="of:=([$Absolute.F19]/([$Absolute.E19]*1000000))*100" office:value-type="float" office:value="2.31270373921381" calcext:value-type="float">
            <text:p>2,31270373921381</text:p>
          </table:table-cell>
          <table:table-cell table:formula="of:=([$Absolute.G19]/([$Absolute.E19]*1000000))*100" office:value-type="float" office:value="0.985378715244487" calcext:value-type="float">
            <text:p>0,985378715244487</text:p>
          </table:table-cell>
          <table:table-cell table:formula="of:=([$Absolute.H19]/([$Absolute.E19]*1000000))*100" office:value-type="float" office:value="0.0000472377140577415" calcext:value-type="float">
            <text:p>4,72377140577415E-05</text:p>
          </table:table-cell>
          <table:table-cell table:formula="of:=([$Absolute.I19]/([$Absolute.E19]*1000000))*100" office:value-type="float" office:value="1.43096836049856" calcext:value-type="float">
            <text:p>1,43096836049856</text:p>
          </table:table-cell>
          <table:table-cell table:formula="of:=([$Absolute.J19]/([$Absolute.E19]*1000000))*100" office:value-type="float" office:value="1.17070949185043" calcext:value-type="float">
            <text:p>1,17070949185043</text:p>
          </table:table-cell>
          <table:table-cell table:formula="of:=([$Absolute.K19]/([$Absolute.E19]*1000000))*100" office:value-type="float" office:value="0.208293384467881" calcext:value-type="float">
            <text:p>0,208293384467881</text:p>
          </table:table-cell>
          <table:table-cell table:formula="of:=([$Absolute.L19]/([$Absolute.E19]*1000000))*100" office:value-type="float" office:value="0.314765100671141" calcext:value-type="float">
            <text:p>0,314765100671141</text:p>
          </table:table-cell>
          <table:table-cell table:formula="of:=([$Absolute.M19]/([$Absolute.E19]*1000000))*100" office:value-type="float" office:value="5.23585810162991" calcext:value-type="float">
            <text:p>5,23585810162991</text:p>
          </table:table-cell>
          <table:table-cell table:formula="of:=([$Absolute.N19]/([$Absolute.E19]*1000000))*100" office:value-type="float" office:value="0.210306807286673" calcext:value-type="float">
            <text:p>0,210306807286673</text:p>
          </table:table-cell>
          <table:table-cell table:formula="of:=([$Absolute.O19]/([$Absolute.E19]*1000000))*100" office:value-type="float" office:value="2.81303930968361" calcext:value-type="float">
            <text:p>2,81303930968361</text:p>
          </table:table-cell>
          <table:table-cell table:formula="of:=([$Absolute.P19]/([$Absolute.E19]*1000000))*100" office:value-type="float" office:value="0.742425695110259" calcext:value-type="float">
            <text:p>0,74242569511025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cnico Monti / PD</text:p>
          </table:table-cell>
          <table:table-cell office:value-type="string" calcext:value-type="string">
            <text:p>Centro / Center-Left</text:p>
          </table:table-cell>
          <table:table-cell office:value-type="float" office:value="2013" calcext:value-type="float">
            <text:p>2013</text:p>
          </table:table-cell>
          <table:table-cell table:formula="of:=([$Absolute.F20]/([$Absolute.E20]*1000000))*100" office:value-type="float" office:value="2.27753386268099" calcext:value-type="float">
            <text:p>2,27753386268099</text:p>
          </table:table-cell>
          <table:table-cell table:formula="of:=([$Absolute.G20]/([$Absolute.E20]*1000000))*100" office:value-type="float" office:value="0.930079402148529" calcext:value-type="float">
            <text:p>0,930079402148529</text:p>
          </table:table-cell>
          <table:table-cell table:formula="of:=([$Absolute.H20]/([$Absolute.E20]*1000000))*100" office:value-type="float" office:value="0.0000434413546075913" calcext:value-type="float">
            <text:p>4,34413546075913E-05</text:p>
          </table:table-cell>
          <table:table-cell table:formula="of:=([$Absolute.I20]/([$Absolute.E20]*1000000))*100" office:value-type="float" office:value="1.40439047174218" calcext:value-type="float">
            <text:p>1,40439047174218</text:p>
          </table:table-cell>
          <table:table-cell table:formula="of:=([$Absolute.J20]/([$Absolute.E20]*1000000))*100" office:value-type="float" office:value="1.12550210182158" calcext:value-type="float">
            <text:p>1,12550210182158</text:p>
          </table:table-cell>
          <table:table-cell table:formula="of:=([$Absolute.K20]/([$Absolute.E20]*1000000))*100" office:value-type="float" office:value="0.188042970574498" calcext:value-type="float">
            <text:p>0,188042970574498</text:p>
          </table:table-cell>
          <table:table-cell table:formula="of:=([$Absolute.L20]/([$Absolute.E20]*1000000))*100" office:value-type="float" office:value="0.288323213451658" calcext:value-type="float">
            <text:p>0,288323213451658</text:p>
          </table:table-cell>
          <table:table-cell table:formula="of:=([$Absolute.M20]/([$Absolute.E20]*1000000))*100" office:value-type="float" office:value="5.05581503970107" calcext:value-type="float">
            <text:p>5,05581503970107</text:p>
          </table:table-cell>
          <table:table-cell table:formula="of:=([$Absolute.N20]/([$Absolute.E20]*1000000))*100" office:value-type="float" office:value="0.202568893040635" calcext:value-type="float">
            <text:p>0,202568893040635</text:p>
          </table:table-cell>
          <table:table-cell table:formula="of:=([$Absolute.O20]/([$Absolute.E20]*1000000))*100" office:value-type="float" office:value="2.73834656702475" calcext:value-type="float">
            <text:p>2,73834656702475</text:p>
          </table:table-cell>
          <table:table-cell table:formula="of:=([$Absolute.P20]/([$Absolute.E20]*1000000))*100" office:value-type="float" office:value="0.70957496496964" calcext:value-type="float">
            <text:p>0,7095749649696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4" calcext:value-type="float">
            <text:p>2014</text:p>
          </table:table-cell>
          <table:table-cell table:formula="of:=([$Absolute.F21]/([$Absolute.E21]*1000000))*100" office:value-type="float" office:value="2.20656799259944" calcext:value-type="float">
            <text:p>2,20656799259944</text:p>
          </table:table-cell>
          <table:table-cell table:formula="of:=([$Absolute.G21]/([$Absolute.E21]*1000000))*100" office:value-type="float" office:value="0.895698427382054" calcext:value-type="float">
            <text:p>0,895698427382054</text:p>
          </table:table-cell>
          <table:table-cell table:formula="of:=([$Absolute.H21]/([$Absolute.E21]*1000000))*100" office:value-type="float" office:value="0.000041429159453379" calcext:value-type="float">
            <text:p>4,1429159453379E-05</text:p>
          </table:table-cell>
          <table:table-cell table:formula="of:=([$Absolute.I21]/([$Absolute.E21]*1000000))*100" office:value-type="float" office:value="1.37997224791859" calcext:value-type="float">
            <text:p>1,37997224791859</text:p>
          </table:table-cell>
          <table:table-cell table:formula="of:=([$Absolute.J21]/([$Absolute.E21]*1000000))*100" office:value-type="float" office:value="1.08168362627197" calcext:value-type="float">
            <text:p>1,08168362627197</text:p>
          </table:table-cell>
          <table:table-cell table:formula="of:=([$Absolute.K21]/([$Absolute.E21]*1000000))*100" office:value-type="float" office:value="0.178769657724329" calcext:value-type="float">
            <text:p>0,178769657724329</text:p>
          </table:table-cell>
          <table:table-cell table:formula="of:=([$Absolute.L21]/([$Absolute.E21]*1000000))*100" office:value-type="float" office:value="0.279417206290472" calcext:value-type="float">
            <text:p>0,279417206290472</text:p>
          </table:table-cell>
          <table:table-cell table:formula="of:=([$Absolute.M21]/([$Absolute.E21]*1000000))*100" office:value-type="float" office:value="5.08163737280296" calcext:value-type="float">
            <text:p>5,08163737280296</text:p>
          </table:table-cell>
          <table:table-cell table:formula="of:=([$Absolute.N21]/([$Absolute.E21]*1000000))*100" office:value-type="float" office:value="0.207631822386679" calcext:value-type="float">
            <text:p>0,207631822386679</text:p>
          </table:table-cell>
          <table:table-cell table:formula="of:=([$Absolute.O21]/([$Absolute.E21]*1000000))*100" office:value-type="float" office:value="2.71211840888067" calcext:value-type="float">
            <text:p>2,71211840888067</text:p>
          </table:table-cell>
          <table:table-cell table:formula="of:=([$Absolute.P21]/([$Absolute.E21]*1000000))*100" office:value-type="float" office:value="0.68413506012951" calcext:value-type="float">
            <text:p>0,684135060129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5" calcext:value-type="float">
            <text:p>2015</text:p>
          </table:table-cell>
          <table:table-cell table:formula="of:=([$Absolute.F22]/([$Absolute.E22]*1000000))*100" office:value-type="float" office:value="2.45114379084967" calcext:value-type="float">
            <text:p>2,45114379084967</text:p>
          </table:table-cell>
          <table:table-cell table:formula="of:=([$Absolute.G22]/([$Absolute.E22]*1000000))*100" office:value-type="float" office:value="1.06334422657952" calcext:value-type="float">
            <text:p>1,06334422657952</text:p>
          </table:table-cell>
          <table:table-cell table:formula="of:=([$Absolute.H22]/([$Absolute.E22]*1000000))*100" office:value-type="float" office:value="0.0000579163522102135" calcext:value-type="float">
            <text:p>5,79163522102135E-05</text:p>
          </table:table-cell>
          <table:table-cell table:formula="of:=([$Absolute.I22]/([$Absolute.E22]*1000000))*100" office:value-type="float" office:value="1.6520697167756" calcext:value-type="float">
            <text:p>1,6520697167756</text:p>
          </table:table-cell>
          <table:table-cell table:formula="of:=([$Absolute.J22]/([$Absolute.E22]*1000000))*100" office:value-type="float" office:value="1.30098039215686" calcext:value-type="float">
            <text:p>1,30098039215686</text:p>
          </table:table-cell>
          <table:table-cell table:formula="of:=([$Absolute.K22]/([$Absolute.E22]*1000000))*100" office:value-type="float" office:value="0.211710239651416" calcext:value-type="float">
            <text:p>0,211710239651416</text:p>
          </table:table-cell>
          <table:table-cell table:formula="of:=([$Absolute.L22]/([$Absolute.E22]*1000000))*100" office:value-type="float" office:value="0.312962962962963" calcext:value-type="float">
            <text:p>0,312962962962963</text:p>
          </table:table-cell>
          <table:table-cell table:formula="of:=([$Absolute.M22]/([$Absolute.E22]*1000000))*100" office:value-type="float" office:value="5.99912854030501" calcext:value-type="float">
            <text:p>5,99912854030501</text:p>
          </table:table-cell>
          <table:table-cell table:formula="of:=([$Absolute.N22]/([$Absolute.E22]*1000000))*100" office:value-type="float" office:value="0.263671023965142" calcext:value-type="float">
            <text:p>0,263671023965142</text:p>
          </table:table-cell>
          <table:table-cell table:formula="of:=([$Absolute.O22]/([$Absolute.E22]*1000000))*100" office:value-type="float" office:value="3.16857298474946" calcext:value-type="float">
            <text:p>3,16857298474946</text:p>
          </table:table-cell>
          <table:table-cell table:formula="of:=([$Absolute.P22]/([$Absolute.E22]*1000000))*100" office:value-type="float" office:value="0.806481481481482" calcext:value-type="float">
            <text:p>0,8064814814814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6" calcext:value-type="float">
            <text:p>2016</text:p>
          </table:table-cell>
          <table:table-cell table:formula="of:=([$Absolute.F23]/([$Absolute.E23]*1000000))*100" office:value-type="float" office:value="2.30149174214172" calcext:value-type="float">
            <text:p>2,30149174214172</text:p>
          </table:table-cell>
          <table:table-cell table:formula="of:=([$Absolute.G23]/([$Absolute.E23]*1000000))*100" office:value-type="float" office:value="1.08305807139052" calcext:value-type="float">
            <text:p>1,08305807139052</text:p>
          </table:table-cell>
          <table:table-cell table:formula="of:=([$Absolute.H23]/([$Absolute.E23]*1000000))*100" office:value-type="float" office:value="0.000057701548822084" calcext:value-type="float">
            <text:p>5,7701548822084E-05</text:p>
          </table:table-cell>
          <table:table-cell table:formula="of:=([$Absolute.I23]/([$Absolute.E23]*1000000))*100" office:value-type="float" office:value="1.62722429408631" calcext:value-type="float">
            <text:p>1,62722429408631</text:p>
          </table:table-cell>
          <table:table-cell table:formula="of:=([$Absolute.J23]/([$Absolute.E23]*1000000))*100" office:value-type="float" office:value="1.3158231220032" calcext:value-type="float">
            <text:p>1,3158231220032</text:p>
          </table:table-cell>
          <table:table-cell table:formula="of:=([$Absolute.K23]/([$Absolute.E23]*1000000))*100" office:value-type="float" office:value="0.299946723494939" calcext:value-type="float">
            <text:p>0,299946723494939</text:p>
          </table:table-cell>
          <table:table-cell table:formula="of:=([$Absolute.L23]/([$Absolute.E23]*1000000))*100" office:value-type="float" office:value="0.346616941928609" calcext:value-type="float">
            <text:p>0,346616941928609</text:p>
          </table:table-cell>
          <table:table-cell table:formula="of:=([$Absolute.M23]/([$Absolute.E23]*1000000))*100" office:value-type="float" office:value="5.91555673947789" calcext:value-type="float">
            <text:p>5,91555673947789</text:p>
          </table:table-cell>
          <table:table-cell table:formula="of:=([$Absolute.N23]/([$Absolute.E23]*1000000))*100" office:value-type="float" office:value="0.37187000532765" calcext:value-type="float">
            <text:p>0,37187000532765</text:p>
          </table:table-cell>
          <table:table-cell table:formula="of:=([$Absolute.O23]/([$Absolute.E23]*1000000))*100" office:value-type="float" office:value="3.12115077250932" calcext:value-type="float">
            <text:p>3,12115077250932</text:p>
          </table:table-cell>
          <table:table-cell table:formula="of:=([$Absolute.P23]/([$Absolute.E23]*1000000))*100" office:value-type="float" office:value="0.806925945657965" calcext:value-type="float">
            <text:p>0,8069259456579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nter-Left</text:p>
          </table:table-cell>
          <table:table-cell office:value-type="float" office:value="2017" calcext:value-type="float">
            <text:p>2017</text:p>
          </table:table-cell>
          <table:table-cell table:formula="of:=([$Absolute.F24]/([$Absolute.E24]*1000000))*100" office:value-type="float" office:value="2.18679245283019" calcext:value-type="float">
            <text:p>2,18679245283019</text:p>
          </table:table-cell>
          <table:table-cell table:formula="of:=([$Absolute.G24]/([$Absolute.E24]*1000000))*100" office:value-type="float" office:value="1.07506374298827" calcext:value-type="float">
            <text:p>1,07506374298827</text:p>
          </table:table-cell>
          <table:table-cell table:formula="of:=([$Absolute.H24]/([$Absolute.E24]*1000000))*100" office:value-type="float" office:value="0.0000548222204481525" calcext:value-type="float">
            <text:p>5,48222204481525E-05</text:p>
          </table:table-cell>
          <table:table-cell table:formula="of:=([$Absolute.I24]/([$Absolute.E24]*1000000))*100" office:value-type="float" office:value="1.58903620601734" calcext:value-type="float">
            <text:p>1,58903620601734</text:p>
          </table:table-cell>
          <table:table-cell table:formula="of:=([$Absolute.J24]/([$Absolute.E24]*1000000))*100" office:value-type="float" office:value="1.28786333503315" calcext:value-type="float">
            <text:p>1,28786333503315</text:p>
          </table:table-cell>
          <table:table-cell table:formula="of:=([$Absolute.K24]/([$Absolute.E24]*1000000))*100" office:value-type="float" office:value="0.295206527281999" calcext:value-type="float">
            <text:p>0,295206527281999</text:p>
          </table:table-cell>
          <table:table-cell table:formula="of:=([$Absolute.L24]/([$Absolute.E24]*1000000))*100" office:value-type="float" office:value="0.341356450790413" calcext:value-type="float">
            <text:p>0,341356450790413</text:p>
          </table:table-cell>
          <table:table-cell table:formula="of:=([$Absolute.M24]/([$Absolute.E24]*1000000))*100" office:value-type="float" office:value="5.71499235084141" calcext:value-type="float">
            <text:p>5,71499235084141</text:p>
          </table:table-cell>
          <table:table-cell table:formula="of:=([$Absolute.N24]/([$Absolute.E24]*1000000))*100" office:value-type="float" office:value="0.345232024477307" calcext:value-type="float">
            <text:p>0,345232024477307</text:p>
          </table:table-cell>
          <table:table-cell table:formula="of:=([$Absolute.O24]/([$Absolute.E24]*1000000))*100" office:value-type="float" office:value="3.06262111167772" calcext:value-type="float">
            <text:p>3,06262111167772</text:p>
          </table:table-cell>
          <table:table-cell table:formula="of:=([$Absolute.P24]/([$Absolute.E24]*1000000))*100" office:value-type="float" office:value="0.777103518612953" calcext:value-type="float">
            <text:p>0,77710351861295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D / M5S e Lega</text:p>
          </table:table-cell>
          <table:table-cell office:value-type="string" calcext:value-type="string">
            <text:p>Center-Left / Center-Right</text:p>
          </table:table-cell>
          <table:table-cell office:value-type="float" office:value="2018" calcext:value-type="float">
            <text:p>2018</text:p>
          </table:table-cell>
          <table:table-cell table:formula="of:=([$Absolute.F25]/([$Absolute.E25]*1000000))*100" office:value-type="float" office:value="2.10196078431373" calcext:value-type="float">
            <text:p>2,10196078431373</text:p>
          </table:table-cell>
          <table:table-cell table:formula="of:=([$Absolute.G25]/([$Absolute.E25]*1000000))*100" office:value-type="float" office:value="1.03175514108082" calcext:value-type="float">
            <text:p>1,03175514108082</text:p>
          </table:table-cell>
          <table:table-cell table:formula="of:=([$Absolute.H25]/([$Absolute.E25]*1000000))*100" office:value-type="float" office:value="0.0000493426657618758" calcext:value-type="float">
            <text:p>4,93426657618758E-05</text:p>
          </table:table-cell>
          <table:table-cell table:formula="of:=([$Absolute.I25]/([$Absolute.E25]*1000000))*100" office:value-type="float" office:value="1.549450023912" calcext:value-type="float">
            <text:p>1,549450023912</text:p>
          </table:table-cell>
          <table:table-cell table:formula="of:=([$Absolute.J25]/([$Absolute.E25]*1000000))*100" office:value-type="float" office:value="1.22558584409373" calcext:value-type="float">
            <text:p>1,22558584409373</text:p>
          </table:table-cell>
          <table:table-cell table:formula="of:=([$Absolute.K25]/([$Absolute.E25]*1000000))*100" office:value-type="float" office:value="0.253754184600669" calcext:value-type="float">
            <text:p>0,253754184600669</text:p>
          </table:table-cell>
          <table:table-cell table:formula="of:=([$Absolute.L25]/([$Absolute.E25]*1000000))*100" office:value-type="float" office:value="0.321138211382114" calcext:value-type="float">
            <text:p>0,321138211382114</text:p>
          </table:table-cell>
          <table:table-cell table:formula="of:=([$Absolute.M25]/([$Absolute.E25]*1000000))*100" office:value-type="float" office:value="5.47862266857963" calcext:value-type="float">
            <text:p>5,47862266857963</text:p>
          </table:table-cell>
          <table:table-cell table:formula="of:=([$Absolute.N25]/([$Absolute.E25]*1000000))*100" office:value-type="float" office:value="0.325872788139646" calcext:value-type="float">
            <text:p>0,325872788139646</text:p>
          </table:table-cell>
          <table:table-cell table:formula="of:=([$Absolute.O25]/([$Absolute.E25]*1000000))*100" office:value-type="float" office:value="2.96767097082735" calcext:value-type="float">
            <text:p>2,96767097082735</text:p>
          </table:table-cell>
          <table:table-cell table:formula="of:=([$Absolute.P25]/([$Absolute.E25]*1000000))*100" office:value-type="float" office:value="0.739120038259206" calcext:value-type="float">
            <text:p>0,7391200382592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5S e Lega / M5S e PD</text:p>
          </table:table-cell>
          <table:table-cell office:value-type="string" calcext:value-type="string">
            <text:p>Center-Right / Center-Left</text:p>
          </table:table-cell>
          <table:table-cell office:value-type="float" office:value="2019" calcext:value-type="float">
            <text:p>2019</text:p>
          </table:table-cell>
          <table:table-cell table:formula="of:=([$Absolute.F26]/([$Absolute.E26]*1000000))*100" office:value-type="float" office:value="2.10721034311288" calcext:value-type="float">
            <text:p>2,10721034311288</text:p>
          </table:table-cell>
          <table:table-cell table:formula="of:=([$Absolute.G26]/([$Absolute.E26]*1000000))*100" office:value-type="float" office:value="1.05290900049726" calcext:value-type="float">
            <text:p>1,05290900049726</text:p>
          </table:table-cell>
          <table:table-cell table:formula="of:=([$Absolute.H26]/([$Absolute.E26]*1000000))*100" office:value-type="float" office:value="0.0000523574838636134" calcext:value-type="float">
            <text:p>5,23574838636134E-05</text:p>
          </table:table-cell>
          <table:table-cell table:formula="of:=([$Absolute.I26]/([$Absolute.E26]*1000000))*100" office:value-type="float" office:value="1.6276976628543" calcext:value-type="float">
            <text:p>1,6276976628543</text:p>
          </table:table-cell>
          <table:table-cell table:formula="of:=([$Absolute.J26]/([$Absolute.E26]*1000000))*100" office:value-type="float" office:value="1.30069617105917" calcext:value-type="float">
            <text:p>1,30069617105917</text:p>
          </table:table-cell>
          <table:table-cell table:formula="of:=([$Absolute.K26]/([$Absolute.E26]*1000000))*100" office:value-type="float" office:value="0.280805569368473" calcext:value-type="float">
            <text:p>0,280805569368473</text:p>
          </table:table-cell>
          <table:table-cell table:formula="of:=([$Absolute.L26]/([$Absolute.E26]*1000000))*100" office:value-type="float" office:value="0.335902536051715" calcext:value-type="float">
            <text:p>0,335902536051715</text:p>
          </table:table-cell>
          <table:table-cell table:formula="of:=([$Absolute.M26]/([$Absolute.E26]*1000000))*100" office:value-type="float" office:value="5.7518647439085" calcext:value-type="float">
            <text:p>5,7518647439085</text:p>
          </table:table-cell>
          <table:table-cell table:formula="of:=([$Absolute.N26]/([$Absolute.E26]*1000000))*100" office:value-type="float" office:value="0.335305818000994" calcext:value-type="float">
            <text:p>0,335305818000994</text:p>
          </table:table-cell>
          <table:table-cell table:formula="of:=([$Absolute.O26]/([$Absolute.E26]*1000000))*100" office:value-type="float" office:value="3.10238687220288" calcext:value-type="float">
            <text:p>3,10238687220288</text:p>
          </table:table-cell>
          <table:table-cell table:formula="of:=([$Absolute.P26]/([$Absolute.E26]*1000000))*100" office:value-type="float" office:value="0.739333664843362" calcext:value-type="float">
            <text:p>0,7393336648433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5S e PD</text:p>
          </table:table-cell>
          <table:table-cell office:value-type="string" calcext:value-type="string">
            <text:p>Center-Left</text:p>
          </table:table-cell>
          <table:table-cell office:value-type="float" office:value="2020" calcext:value-type="float">
            <text:p>2020</text:p>
          </table:table-cell>
          <table:table-cell table:formula="of:=([$Absolute.F27]/([$Absolute.E27]*1000000))*100" office:value-type="float" office:value="2.26694781233527" calcext:value-type="float">
            <text:p>2,26694781233527</text:p>
          </table:table-cell>
          <table:table-cell table:formula="of:=([$Absolute.G27]/([$Absolute.E27]*1000000))*100" office:value-type="float" office:value="1.1441750131787" calcext:value-type="float">
            <text:p>1,1441750131787</text:p>
          </table:table-cell>
          <table:table-cell table:formula="of:=([$Absolute.H27]/([$Absolute.E27]*1000000))*100" office:value-type="float" office:value="0.0000603149717015658" calcext:value-type="float">
            <text:p>6,03149717015658E-05</text:p>
          </table:table-cell>
          <table:table-cell table:formula="of:=([$Absolute.I27]/([$Absolute.E27]*1000000))*100" office:value-type="float" office:value="1.70268845545598" calcext:value-type="float">
            <text:p>1,70268845545598</text:p>
          </table:table-cell>
          <table:table-cell table:formula="of:=([$Absolute.J27]/([$Absolute.E27]*1000000))*100" office:value-type="float" office:value="1.42003162888772" calcext:value-type="float">
            <text:p>1,42003162888772</text:p>
          </table:table-cell>
          <table:table-cell table:formula="of:=([$Absolute.K27]/([$Absolute.E27]*1000000))*100" office:value-type="float" office:value="0.375962045334739" calcext:value-type="float">
            <text:p>0,375962045334739</text:p>
          </table:table-cell>
          <table:table-cell table:formula="of:=([$Absolute.L27]/([$Absolute.E27]*1000000))*100" office:value-type="float" office:value="0.376225619399051" calcext:value-type="float">
            <text:p>0,376225619399051</text:p>
          </table:table-cell>
          <table:table-cell table:formula="of:=([$Absolute.M27]/([$Absolute.E27]*1000000))*100" office:value-type="float" office:value="6.4511860832894" calcext:value-type="float">
            <text:p>6,4511860832894</text:p>
          </table:table-cell>
          <table:table-cell table:formula="of:=([$Absolute.N27]/([$Absolute.E27]*1000000))*100" office:value-type="float" office:value="0.346652609383237" calcext:value-type="float">
            <text:p>0,346652609383237</text:p>
          </table:table-cell>
          <table:table-cell table:formula="of:=([$Absolute.O27]/([$Absolute.E27]*1000000))*100" office:value-type="float" office:value="3.24454401686874" calcext:value-type="float">
            <text:p>3,24454401686874</text:p>
          </table:table-cell>
          <table:table-cell table:formula="of:=([$Absolute.P27]/([$Absolute.E27]*1000000))*100" office:value-type="float" office:value="0.778545071164997" calcext:value-type="float">
            <text:p>0,77854507116499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ecnico Draghi</text:p>
          </table:table-cell>
          <table:table-cell office:value-type="string" calcext:value-type="string">
            <text:p>Centro</text:p>
          </table:table-cell>
          <table:table-cell office:value-type="float" office:value="2021" calcext:value-type="float">
            <text:p>2021</text:p>
          </table:table-cell>
          <table:table-cell table:formula="of:=([$Absolute.F28]/([$Absolute.E28]*1000000))*100" office:value-type="float" office:value="1.94658932714617" calcext:value-type="float">
            <text:p>1,94658932714617</text:p>
          </table:table-cell>
          <table:table-cell table:formula="of:=([$Absolute.G28]/([$Absolute.E28]*1000000))*100" office:value-type="float" office:value="0.992296983758701" calcext:value-type="float">
            <text:p>0,992296983758701</text:p>
          </table:table-cell>
          <table:table-cell table:formula="of:=([$Absolute.H28]/([$Absolute.E28]*1000000))*100" office:value-type="float" office:value="0.0000460462637475035" calcext:value-type="float">
            <text:p>4,60462637475035E-05</text:p>
          </table:table-cell>
          <table:table-cell table:formula="of:=([$Absolute.I28]/([$Absolute.E28]*1000000))*100" office:value-type="float" office:value="1.51406032482599" calcext:value-type="float">
            <text:p>1,51406032482599</text:p>
          </table:table-cell>
          <table:table-cell table:formula="of:=([$Absolute.J28]/([$Absolute.E28]*1000000))*100" office:value-type="float" office:value="1.312343387471" calcext:value-type="float">
            <text:p>1,312343387471</text:p>
          </table:table-cell>
          <table:table-cell table:formula="of:=([$Absolute.K28]/([$Absolute.E28]*1000000))*100" office:value-type="float" office:value="0.327935034802784" calcext:value-type="float">
            <text:p>0,327935034802784</text:p>
          </table:table-cell>
          <table:table-cell table:formula="of:=([$Absolute.L28]/([$Absolute.E28]*1000000))*100" office:value-type="float" office:value="0.32385150812065" calcext:value-type="float">
            <text:p>0,32385150812065</text:p>
          </table:table-cell>
          <table:table-cell table:formula="of:=([$Absolute.M28]/([$Absolute.E28]*1000000))*100" office:value-type="float" office:value="5.92988399071926" calcext:value-type="float">
            <text:p>5,92988399071926</text:p>
          </table:table-cell>
          <table:table-cell table:formula="of:=([$Absolute.N28]/([$Absolute.E28]*1000000))*100" office:value-type="float" office:value="0.321856148491879" calcext:value-type="float">
            <text:p>0,321856148491879</text:p>
          </table:table-cell>
          <table:table-cell table:formula="of:=([$Absolute.O28]/([$Absolute.E28]*1000000))*100" office:value-type="float" office:value="3.02199535962877" calcext:value-type="float">
            <text:p>3,02199535962877</text:p>
          </table:table-cell>
          <table:table-cell table:formula="of:=([$Absolute.P28]/([$Absolute.E28]*1000000))*100" office:value-type="float" office:value="0.720417633410673" calcext:value-type="float">
            <text:p>0,7204176334106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ecnico Draghi</text:p>
          </table:table-cell>
          <table:table-cell office:value-type="string" calcext:value-type="string">
            <text:p>Centro</text:p>
          </table:table-cell>
          <table:table-cell office:value-type="float" office:value="2022" calcext:value-type="float">
            <text:p>2022</text:p>
          </table:table-cell>
          <table:table-cell table:formula="of:=([$Absolute.F29]/([$Absolute.E29]*1000000))*100" office:value-type="float" office:value="2.23933626159102" calcext:value-type="float">
            <text:p>2,23933626159102</text:p>
          </table:table-cell>
          <table:table-cell table:formula="of:=([$Absolute.G29]/([$Absolute.E29]*1000000))*100" office:value-type="float" office:value="1.09438750610054" calcext:value-type="float">
            <text:p>1,09438750610054</text:p>
          </table:table-cell>
          <table:table-cell table:formula="of:=([$Absolute.H29]/([$Absolute.E29]*1000000))*100" office:value-type="float" office:value="0.0000534108104490257" calcext:value-type="float">
            <text:p>5,34108104490257E-05</text:p>
          </table:table-cell>
          <table:table-cell table:formula="of:=([$Absolute.I29]/([$Absolute.E29]*1000000))*100" office:value-type="float" office:value="1.68521229868228" calcext:value-type="float">
            <text:p>1,68521229868228</text:p>
          </table:table-cell>
          <table:table-cell table:formula="of:=([$Absolute.J29]/([$Absolute.E29]*1000000))*100" office:value-type="float" office:value="1.45656417764763" calcext:value-type="float">
            <text:p>1,45656417764763</text:p>
          </table:table-cell>
          <table:table-cell table:formula="of:=([$Absolute.K29]/([$Absolute.E29]*1000000))*100" office:value-type="float" office:value="0.358125915080527" calcext:value-type="float">
            <text:p>0,358125915080527</text:p>
          </table:table-cell>
          <table:table-cell table:formula="of:=([$Absolute.L29]/([$Absolute.E29]*1000000))*100" office:value-type="float" office:value="0.385651537335285" calcext:value-type="float">
            <text:p>0,385651537335285</text:p>
          </table:table-cell>
          <table:table-cell table:formula="of:=([$Absolute.M29]/([$Absolute.E29]*1000000))*100" office:value-type="float" office:value="6.43753050268424" calcext:value-type="float">
            <text:p>6,43753050268424</text:p>
          </table:table-cell>
          <table:table-cell table:formula="of:=([$Absolute.N29]/([$Absolute.E29]*1000000))*100" office:value-type="float" office:value="0.365788189360664" calcext:value-type="float">
            <text:p>0,365788189360664</text:p>
          </table:table-cell>
          <table:table-cell table:formula="of:=([$Absolute.O29]/([$Absolute.E29]*1000000))*100" office:value-type="float" office:value="3.41410444119082" calcext:value-type="float">
            <text:p>3,41410444119082</text:p>
          </table:table-cell>
          <table:table-cell table:formula="of:=([$Absolute.P29]/([$Absolute.E29]*1000000))*100" office:value-type="float" office:value="0.88555392874573" calcext:value-type="float">
            <text:p>0,8855539287457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telli d’Italia</text:p>
          </table:table-cell>
          <table:table-cell office:value-type="string" calcext:value-type="string">
            <text:p>Center-Right</text:p>
          </table:table-cell>
          <table:table-cell office:value-type="float" office:value="2023" calcext:value-type="float">
            <text:p>2023</text:p>
          </table:table-cell>
          <table:table-cell table:formula="of:=([$Absolute.F30]/([$Absolute.E30]*1000000))*100" office:value-type="float" office:value="2.12843045112782" calcext:value-type="float">
            <text:p>2,12843045112782</text:p>
          </table:table-cell>
          <table:table-cell table:formula="of:=([$Absolute.G30]/([$Absolute.E30]*1000000))*100" office:value-type="float" office:value="1.06198308270677" calcext:value-type="float">
            <text:p>1,06198308270677</text:p>
          </table:table-cell>
          <table:table-cell table:formula="of:=([$Absolute.H30]/([$Absolute.E30]*1000000))*100" office:value-type="float" office:value="0.0000499052200520097" calcext:value-type="float">
            <text:p>4,99052200520097E-05</text:p>
          </table:table-cell>
          <table:table-cell table:formula="of:=([$Absolute.I30]/([$Absolute.E30]*1000000))*100" office:value-type="float" office:value="1.62786654135338" calcext:value-type="float">
            <text:p>1,62786654135338</text:p>
          </table:table-cell>
          <table:table-cell table:formula="of:=([$Absolute.J30]/([$Absolute.E30]*1000000))*100" office:value-type="float" office:value="1.43477443609023" calcext:value-type="float">
            <text:p>1,43477443609023</text:p>
          </table:table-cell>
          <table:table-cell table:formula="of:=([$Absolute.K30]/([$Absolute.E30]*1000000))*100" office:value-type="float" office:value="0.362828947368421" calcext:value-type="float">
            <text:p>0,362828947368421</text:p>
          </table:table-cell>
          <table:table-cell table:formula="of:=([$Absolute.L30]/([$Absolute.E30]*1000000))*100" office:value-type="float" office:value="0.378477443609022" calcext:value-type="float">
            <text:p>0,378477443609022</text:p>
          </table:table-cell>
          <table:table-cell table:formula="of:=([$Absolute.M30]/([$Absolute.E30]*1000000))*100" office:value-type="float" office:value="6.17598684210526" calcext:value-type="float">
            <text:p>6,17598684210526</text:p>
          </table:table-cell>
          <table:table-cell table:formula="of:=([$Absolute.N30]/([$Absolute.E30]*1000000))*100" office:value-type="float" office:value="0.355592105263158" calcext:value-type="float">
            <text:p>0,355592105263158</text:p>
          </table:table-cell>
          <table:table-cell table:formula="of:=([$Absolute.O30]/([$Absolute.E30]*1000000))*100" office:value-type="float" office:value="3.27391917293233" calcext:value-type="float">
            <text:p>3,27391917293233</text:p>
          </table:table-cell>
          <table:table-cell table:formula="of:=([$Absolute.P30]/([$Absolute.E30]*1000000))*100" office:value-type="float" office:value="0.986513157894737" calcext:value-type="float">
            <text:p>0,986513157894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7:08:25.445043392</meta:creation-date>
    <dc:date>2024-09-27T18:56:21.053524847</dc:date>
    <meta:editing-duration>PT18M48S</meta:editing-duration>
    <meta:editing-cycles>5</meta:editing-cycles>
    <meta:generator>LibreOffice/7.3.7.2$Linux_X86_64 LibreOffice_project/30$Build-2</meta:generator>
    <meta:document-statistic meta:table-count="2" meta:cell-count="928" meta:object-count="0"/>
  </office:meta>
</office:document-meta>
</file>